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0.5674in" fo:margin-left="0.0771in" fo:margin-right="6.2806in" table:align="margins"/>
    </style:style>
    <style:style style:name="Table1.A" style:family="table-column">
      <style:table-column-properties style:column-width="0.0549in" style:rel-column-width="6319*"/>
    </style:style>
    <style:style style:name="Table1.B" style:family="table-column">
      <style:table-column-properties style:column-width="0.0736in" style:rel-column-width="8542*"/>
    </style:style>
    <style:style style:name="Table1.D" style:family="table-column">
      <style:table-column-properties style:column-width="0.0576in" style:rel-column-width="6670*"/>
    </style:style>
    <style:style style:name="Table1.E" style:family="table-column">
      <style:table-column-properties style:column-width="0.0799in" style:rel-column-width="9245*"/>
    </style:style>
    <style:style style:name="Table1.F" style:family="table-column">
      <style:table-column-properties style:column-width="0.0514in" style:rel-column-width="5968*"/>
    </style:style>
    <style:style style:name="Table1.H" style:family="table-column">
      <style:table-column-properties style:column-width="0.1014in" style:rel-column-width="117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officeooo:rsid="00092679"/>
    </style:style>
    <style:style style:name="P2" style:family="paragraph" style:parent-style-name="Standard">
      <style:text-properties officeooo:rsid="00092679" officeooo:paragraph-rsid="00092679"/>
    </style:style>
    <style:style style:name="P3" style:family="paragraph" style:parent-style-name="Standard">
      <style:text-properties officeooo:rsid="00092679" officeooo:paragraph-rsid="000a2c80"/>
    </style:style>
    <style:style style:name="P4" style:family="paragraph" style:parent-style-name="Standard">
      <style:text-properties officeooo:rsid="000a2c80" officeooo:paragraph-rsid="000a2c80"/>
    </style:style>
    <style:style style:name="P5" style:family="paragraph" style:parent-style-name="Standard">
      <style:text-properties officeooo:rsid="000bb51b" officeooo:paragraph-rsid="000bb51b"/>
    </style:style>
    <style:style style:name="P6" style:family="paragraph" style:parent-style-name="Standard">
      <style:text-properties officeooo:rsid="000cdcaa" officeooo:paragraph-rsid="000cdcaa"/>
    </style:style>
    <style:style style:name="P7" style:family="paragraph" style:parent-style-name="Standard">
      <style:text-properties officeooo:rsid="000cff41" officeooo:paragraph-rsid="000cff41"/>
    </style:style>
    <style:style style:name="P8" style:family="paragraph" style:parent-style-name="Standard">
      <style:text-properties officeooo:rsid="000d117d" officeooo:paragraph-rsid="000d117d"/>
    </style:style>
    <style:style style:name="P9" style:family="paragraph" style:parent-style-name="Standard">
      <style:text-properties officeooo:rsid="000d117d" officeooo:paragraph-rsid="000e9e17"/>
    </style:style>
    <style:style style:name="P10" style:family="paragraph" style:parent-style-name="Standard">
      <style:text-properties officeooo:rsid="000e9e17" officeooo:paragraph-rsid="000e9e17"/>
    </style:style>
    <style:style style:name="P11" style:family="paragraph" style:parent-style-name="Standard">
      <style:text-properties officeooo:rsid="000e9e17" officeooo:paragraph-rsid="000edaee"/>
    </style:style>
    <style:style style:name="P12" style:family="paragraph" style:parent-style-name="Standard">
      <style:text-properties officeooo:rsid="000edaee" officeooo:paragraph-rsid="000edaee"/>
    </style:style>
    <style:style style:name="P13" style:family="paragraph" style:parent-style-name="Standard">
      <style:text-properties officeooo:rsid="000fbddc" officeooo:paragraph-rsid="0011248d"/>
    </style:style>
    <style:style style:name="P14" style:family="paragraph" style:parent-style-name="Standard">
      <style:text-properties officeooo:rsid="0011248d" officeooo:paragraph-rsid="0011248d"/>
    </style:style>
    <style:style style:name="P15" style:family="paragraph" style:parent-style-name="Standard">
      <style:text-properties officeooo:rsid="0012104e" officeooo:paragraph-rsid="0012104e"/>
    </style:style>
    <style:style style:name="P16" style:family="paragraph" style:parent-style-name="Standard">
      <style:text-properties officeooo:rsid="0012104e" officeooo:paragraph-rsid="00130dd9"/>
    </style:style>
    <style:style style:name="P17" style:family="paragraph" style:parent-style-name="Standard">
      <style:text-properties officeooo:rsid="00130dd9" officeooo:paragraph-rsid="00130dd9"/>
    </style:style>
    <style:style style:name="P18" style:family="paragraph" style:parent-style-name="Standard">
      <style:text-properties officeooo:rsid="00145a98" officeooo:paragraph-rsid="00145a98"/>
    </style:style>
    <style:style style:name="P19" style:family="paragraph" style:parent-style-name="Standard">
      <style:text-properties officeooo:rsid="0015d193" officeooo:paragraph-rsid="0015d193"/>
    </style:style>
    <style:style style:name="P20" style:family="paragraph" style:parent-style-name="Standard">
      <style:text-properties officeooo:rsid="0015d193" officeooo:paragraph-rsid="00168432"/>
    </style:style>
    <style:style style:name="P21" style:family="paragraph" style:parent-style-name="Standard">
      <style:text-properties officeooo:rsid="00168432" officeooo:paragraph-rsid="00168432"/>
    </style:style>
    <style:style style:name="P22" style:family="paragraph" style:parent-style-name="Standard">
      <style:text-properties officeooo:rsid="00168432" officeooo:paragraph-rsid="00184e54"/>
    </style:style>
    <style:style style:name="P23" style:family="paragraph" style:parent-style-name="Standard">
      <style:text-properties officeooo:rsid="00184e54" officeooo:paragraph-rsid="00184e54"/>
    </style:style>
    <style:style style:name="P24" style:family="paragraph" style:parent-style-name="Standard">
      <style:text-properties officeooo:rsid="0019dd89" officeooo:paragraph-rsid="0019dd89"/>
    </style:style>
    <style:style style:name="P25" style:family="paragraph" style:parent-style-name="Standard">
      <style:text-properties officeooo:rsid="000edaee" officeooo:paragraph-rsid="000edaee"/>
    </style:style>
    <style:style style:name="P26" style:family="paragraph" style:parent-style-name="Standard">
      <style:text-properties officeooo:rsid="00145a98" officeooo:paragraph-rsid="001a9c6d"/>
    </style:style>
    <style:style style:name="P27" style:family="paragraph" style:parent-style-name="Standard">
      <style:text-properties officeooo:rsid="001a9c6d" officeooo:paragraph-rsid="001a9c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679" style:font-weight-asian="bold" style:font-weight-complex="bold"/>
    </style:style>
    <style:style style:name="T3" style:family="text">
      <style:text-properties fo:font-weight="bold" officeooo:rsid="000cdcaa" style:font-weight-asian="bold" style:font-weight-complex="bold"/>
    </style:style>
    <style:style style:name="T4" style:family="text">
      <style:text-properties fo:font-weight="bold" officeooo:rsid="000d117d" style:font-weight-asian="bold" style:font-weight-complex="bold"/>
    </style:style>
    <style:style style:name="T5" style:family="text">
      <style:text-properties fo:font-weight="bold" officeooo:rsid="0019dd89" style:font-weight-asian="bold" style:font-weight-complex="bold"/>
    </style:style>
    <style:style style:name="T6" style:family="text">
      <style:text-properties officeooo:rsid="000a2c80"/>
    </style:style>
    <style:style style:name="T7" style:family="text">
      <style:text-properties officeooo:rsid="000e9e17"/>
    </style:style>
    <style:style style:name="T8" style:family="text">
      <style:text-properties officeooo:rsid="000edaee"/>
    </style:style>
    <style:style style:name="T9" style:family="text">
      <style:text-properties officeooo:rsid="0011248d"/>
    </style:style>
    <style:style style:name="T10" style:family="text">
      <style:text-properties officeooo:rsid="00130dd9"/>
    </style:style>
    <style:style style:name="T11" style:family="text">
      <style:text-properties officeooo:rsid="0015d193"/>
    </style:style>
    <style:style style:name="T12" style:family="text">
      <style:text-properties officeooo:rsid="00168432"/>
    </style:style>
    <style:style style:name="T13" style:family="text">
      <style:text-properties officeooo:rsid="00184e54"/>
    </style:style>
    <style:style style:name="T14" style:family="text">
      <style:text-properties officeooo:rsid="001a9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Creation</text:span></text:p>
      <text:p text:style-name="P1">Department creation-:</text:p>
      <text:p text:style-name="P2"><text:s/>create table departments(dept_id int, dept_name varchar(10), primary key(dept_id));</text:p>
      <text:p text:style-name="P2"/>
      <text:p text:style-name="P2">Professors creation-:</text:p>
      <text:p text:style-name="P2">create table professors(prof_id int, prof_fname varchar(10), prof_lname varchar(10), dept_id int, designation varchar(10), salary int, doj date, email varchar(15), phone varchar(10), city varchar(10), primary key(prof_id),foreign key(dept_id) references departments (dept_id));</text:p>
      <text:p text:style-name="P2"/>
      <text:p text:style-name="P2">Works creation-:</text:p>
      <text:p text:style-name="P2">create table works( prof_id int, dept_id int, duration time, foreign key(prof_id) references professors(prof_id), foreign key(dept_id) references departments(dept_id)); </text:p>
      <text:p text:style-name="P2"/>
      <text:p text:style-name="P2">Shifts creation-:</text:p>
      <text:p text:style-name="P2">create table shift(prof_id int, shift int, working_hours int, foreign key(prof_id) references professors(prof_id)); </text:p>
      <text:p text:style-name="P2"/>
      <text:p text:style-name="P2"><text:tab/><text:tab/><text:tab/><text:tab/><text:tab/><text:span text:style-name="T1">Insertion</text:span></text:p>
      <text:p text:style-name="P2">Inserting in Departments-:</text:p>
      <text:p text:style-name="P2">1.insert into departments value(1,"Computer");</text:p>
      <text:p text:style-name="P2">2.insert into departments value(2,"IT");</text:p>
      <text:p text:style-name="P2">3.insert into departments value(3,"ENTC");</text:p>
      <text:p text:style-name="P2"/>
      <text:p text:style-name="P2">Inserting in Professors-:</text:p>
      <text:p text:style-name="P2">1.insert into professors value(11,"Vishal", "Bhoi",3, "Professor", 50000,"02/06/2014","<text:a xlink:type="simple" xlink:href="mailto:vishal@gmail.com">vishal@gmail.com</text:a>","9403311498","Akola");</text:p>
      <text:p text:style-name="P2">2. insert into professors value(21,"Chinmay", "Saraf",1, "Professor", 40000,"2010/03/25","<text:a xlink:type="simple" xlink:href="mailto:nds@gmail.com">nds@gmail.com</text:a>","9403311492","Jalgaon");</text:p>
      <text:p text:style-name="P2">3. insert into professors value(22,"Devashish", "Khairnar",1, "Professor", 45000,"2012/09/18","<text:a xlink:type="simple" xlink:href="mailto:dev@gmail.com">dev@gmail.com</text:a>","9403311494","Nasik");</text:p>
      <text:p text:style-name="P2">4.insert into professors value(23,"Siddharth", "Sabadra",1, "Professor", 60000,"2013/02/03","<text:a xlink:type="simple" xlink:href="mailto:sid@gmail.com">sid@gmail.com</text:a>","9890290015","Nasik");</text:p>
      <text:p text:style-name="P2">5. insert into professors value(31,"Rushikesh", "Karad",2, "Professor", 65000,"2008/12/09","<text:a xlink:type="simple" xlink:href="mailto:rushi@gmail.com">rushi@gmail.com</text:a>","9891523478","Nasik");</text:p>
      <text:p text:style-name="P2">6.insert into professors value(32,"Sangat", "Das",2, "Professor", 35000,"2009/08/21","<text:a xlink:type="simple" xlink:href="mailto:sangat@gmail.com">sangat@gmail.com</text:a>","0123456789","Nagpur");</text:p>
      <text:p text:style-name="P2">7.insert into professors value(12,"Vikas", "Gacche",3, "Professor", 30000,"2015/09/08","<text:a xlink:type="simple" xlink:href="mailto:vicks@gmail.com">vicks@gmail.com</text:a>","7775905754","Nanded");</text:p>
      <text:p text:style-name="P2">8.insert into professors value(13,"Akshay", "Kharul",3, "Professor", 55000,"2016/07/13","<text:a xlink:type="simple" xlink:href="mailto:akki@gmail.com">akki@gmail.com</text:a>","9021562191","Jalgaon");</text:p>
      <text:p text:style-name="P2">9.insert into professors value(33,"Minal", "Mallawat",2, "Professor", 62000,"2016/06/10","<text:a xlink:type="simple" xlink:href="mailto:minal@gmail.com">minal@gmail.com</text:a>","9423959443","Jalna");</text:p>
      <text:p text:style-name="P2">10. insert into professors value(24,"Kartik", "Sahasra",1, "Professor", 66000,"2016/12/05","<text:a xlink:type="simple" xlink:href="mailto:kartik@gmail.com">kartik@gmail.com</text:a>","9420568618","Nagpur");</text:p>
      <text:p text:style-name="P2"/>
      <text:p text:style-name="P2">Inserting in works-:</text:p>
      <text:p text:style-name="P4">1.insert into works value(11,3,"10:30:00");</text:p>
      <text:p text:style-name="P4">2.insert into works value(12,3,"10:45:11");</text:p>
      <text:p text:style-name="P4">3.insert into works value(13,3,"09:45:11");</text:p>
      <text:p text:style-name="P3"><text:soft-page-break/><text:span text:style-name="T6">4</text:span>.<text:span text:style-name="T6">insert into works value(21,1,"09:30:00");</text:span></text:p>
      <text:p text:style-name="P4">5.insert into works value(22,1,"09:35:00");</text:p>
      <text:p text:style-name="P4">6.insert into works value(23,1,"08:55:00");</text:p>
      <text:p text:style-name="P4">7.insert into works value(24,1,"11:00:00");</text:p>
      <text:p text:style-name="P4">8.insert into works value(31,2,"07:50:10");</text:p>
      <text:p text:style-name="P4">9.insert into works value(32,2,"09:50:10");</text:p>
      <text:p text:style-name="P4">10.insert into works value(33,2,"08:10:10");</text:p>
      <text:p text:style-name="P4"/>
      <text:p text:style-name="P5">Inserting in shifts-:</text:p>
      <text:p text:style-name="P5">1.insert into shift value(11,1,10);</text:p>
      <text:p text:style-name="P5">2.insert into shift value(12,1,9);</text:p>
      <text:p text:style-name="P5">3.insert into shift value(13,2,10);</text:p>
      <text:p text:style-name="P5">4.insert into shift value(21,1,9);</text:p>
      <text:p text:style-name="P5">5.insert into shift value(22,1,9);</text:p>
      <text:p text:style-name="P5">6.insert into shift value(23,2,8);</text:p>
      <text:p text:style-name="P5">7.insert into shift value(24,2,8);</text:p>
      <text:p text:style-name="P5">8.insert into shift value(31,1,10);</text:p>
      <text:p text:style-name="P5">9.insert into shift value(32,2,9);</text:p>
      <text:p text:style-name="P5">10.insert into shift value(33,2,10);</text:p>
      <text:p text:style-name="P5"/>
      <text:p text:style-name="P5"><text:tab/><text:tab/><text:tab/><text:span text:style-name="T3">Update</text:span></text:p>
      <text:p text:style-name="P6">1. update professors set city="pune",salary=1000 where prof_id=13 or prof_id=24;</text:p>
      <text:p text:style-name="P6">2.update professors set salary=10000 where prof_id=13 or prof_id=24;</text:p>
      <text:p text:style-name="P6">3.update professors set salary=20000 where prof_id=12 or prof_id=22;</text:p>
      <text:p text:style-name="P6">4.update professors set city="mumbai" where prof_id=11 or prof_id=32;</text:p>
      <text:p text:style-name="P7">5.update professors set prof_fname='devesh' where prof_id=32;</text:p>
      <text:p text:style-name="P7">6.update professors set doj='2015/01/01' where prof_id in(31,21,11);</text:p>
      <text:p text:style-name="P7">7. update professors set doj='2016/01/01' where prof_id in(12,22,32);</text:p>
      <text:p text:style-name="P7">8.update professors set salary=30000 <text:s/>where prof_id in(32); </text:p>
      <text:p text:style-name="P7"/>
      <text:p text:style-name="P7"/>
      <text:p text:style-name="P7"><text:tab/><text:tab/><text:tab/><text:span text:style-name="T1">Tables</text:span></text:p>
      <text:p text:style-name="P7"/>
      <text:p text:style-name="P7"><text:s/>1.select * from departments; </text:p>
      <text:p text:style-name="P7">+---------+-----------+ </text:p>
      <text:p text:style-name="P7">| dept_id | dept_name | </text:p>
      <text:p text:style-name="P7">+---------+-----------+ </text:p>
      <text:p text:style-name="P7">| <text:s text:c="6"/>1 | Computer <text:s/>| </text:p>
      <text:p text:style-name="P7">| <text:s text:c="6"/>2 | IT <text:s text:c="7"/>| </text:p>
      <text:p text:style-name="P7">| <text:s text:c="6"/>3 | ENTC <text:s text:c="5"/>| </text:p>
      <text:p text:style-name="P7">+---------+-----------+ </text:p>
      <text:p text:style-name="P7"/>
      <text:p text:style-name="P7">2.select * from professors; </text:p>
      <text:p text:style-name="P7">+---------+------------+------------+---------+-------------+--------+------------+-----------------+------------+---------+ </text:p>
      <text:p text:style-name="P7">| prof_id | prof_fname | prof_lname | dept_id | designation | salary | doj <text:s text:c="7"/>| email <text:s text:c="10"/>| phone <text:s text:c="5"/>| city <text:s text:c="3"/>| </text:p>
      <text:p text:style-name="P7">+---------+------------+------------+---------+-------------+--------+------------+-----------------+------------+---------+ </text:p>
      <text:p text:style-name="P7"><text:soft-page-break/>| <text:s text:c="5"/>11 | Vishal <text:s text:c="4"/>| Bhoi <text:s text:c="6"/>| <text:s text:c="6"/>3 | Professor <text:s text:c="2"/>| <text:s/>50000 | 2015-01-01 | vishal@gmail.co | 9403311498 | mumbai <text:s/>| </text:p>
      <text:p text:style-name="P7">| <text:s text:c="5"/>12 | Vikas <text:s text:c="5"/>| Gacche <text:s text:c="4"/>| <text:s text:c="6"/>3 | Professor <text:s text:c="2"/>| <text:s/>20000 | 2016-01-01 | vicks@gmail.com | 7775905754 | Nanded <text:s/>| </text:p>
      <text:p text:style-name="P7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7">| <text:s text:c="5"/>21 | Chinmay <text:s text:c="3"/>| Saraf <text:s text:c="5"/>| <text:s text:c="6"/>1 | Professor <text:s text:c="2"/>| <text:s/>40000 | 2015-01-01 | nds@gmail.com <text:s text:c="2"/>| 9403311492 | Jalgaon | </text:p>
      <text:p text:style-name="P7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7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7">| <text:s text:c="5"/>24 | Kartik <text:s text:c="4"/>| Sahasra <text:s text:c="3"/>| <text:s text:c="6"/>1 | Professor <text:s text:c="2"/>| <text:s/>10000 | 2016-12-05 | kartik@gmail.co | 9420568618 | pune <text:s text:c="3"/>| </text:p>
      <text:p text:style-name="P7">| <text:s text:c="5"/>31 | Rushikesh <text:s/>| Karad <text:s text:c="5"/>| <text:s text:c="6"/>2 | Professor <text:s text:c="2"/>| <text:s/>65000 | 2015-01-01 | rushi@gmail.com | 9891523478 | Nasik <text:s text:c="2"/>| </text:p>
      <text:p text:style-name="P7">| <text:s text:c="5"/>32 | devesh <text:s text:c="4"/>| Das <text:s text:c="7"/>| <text:s text:c="6"/>2 | Professor <text:s text:c="2"/>| <text:s/>30000 | 2016-01-01 | sangat@gmail.co | 0123456789 | mumbai <text:s/>| </text:p>
      <text:p text:style-name="P7">| <text:s text:c="5"/>33 | Minal <text:s text:c="5"/>| Mallawat <text:s text:c="2"/>| <text:s text:c="6"/>2 | Professor <text:s text:c="2"/>| <text:s/>62000 | 2016-06-10 | minal@gmail.com | 9423959443 | Jalna <text:s text:c="2"/>| 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7"/>
      <text:p text:style-name="P7">3. select * from shift; </text:p>
      <text:p text:style-name="P7">+---------+-------+---------------+ </text:p>
      <text:p text:style-name="P7">| prof_id | shift | working_hours | </text:p>
      <text:p text:style-name="P7">+---------+-------+---------------+ </text:p>
      <text:p text:style-name="P7">| <text:s text:c="5"/>11 | <text:s text:c="4"/>1 | <text:s text:c="11"/>10 | </text:p>
      <text:p text:style-name="P7">| <text:s text:c="5"/>12 | <text:s text:c="4"/>1 | <text:s text:c="12"/>9 | </text:p>
      <text:p text:style-name="P7">| <text:s text:c="5"/>13 | <text:s text:c="4"/>2 | <text:s text:c="11"/>10 | </text:p>
      <text:p text:style-name="P7">| <text:s text:c="5"/>21 | <text:s text:c="4"/>1 | <text:s text:c="12"/>9 | </text:p>
      <text:p text:style-name="P7">| <text:s text:c="5"/>22 | <text:s text:c="4"/>1 | <text:s text:c="12"/>9 | </text:p>
      <text:p text:style-name="P7">| <text:s text:c="5"/>23 | <text:s text:c="4"/>2 | <text:s text:c="12"/>8 | </text:p>
      <text:p text:style-name="P7">| <text:s text:c="5"/>24 | <text:s text:c="4"/>2 | <text:s text:c="12"/>8 | </text:p>
      <text:p text:style-name="P7">| <text:s text:c="5"/>31 | <text:s text:c="4"/>1 | <text:s text:c="11"/>10 | </text:p>
      <text:p text:style-name="P7">| <text:s text:c="5"/>32 | <text:s text:c="4"/>2 | <text:s text:c="12"/>9 | </text:p>
      <text:p text:style-name="P7">| <text:s text:c="5"/>33 | <text:s text:c="4"/>2 | <text:s text:c="11"/>10 | </text:p>
      <text:p text:style-name="P7">+---------+-------+---------------+ </text:p>
      <text:p text:style-name="P7"/>
      <text:p text:style-name="P7"><text:s/>4.select * from works; </text:p>
      <text:p text:style-name="P7">+---------+---------+----------+ </text:p>
      <text:p text:style-name="P7">| prof_id | dept_id | duration | </text:p>
      <text:p text:style-name="P7">+---------+---------+----------+ </text:p>
      <text:p text:style-name="P7">| <text:s text:c="5"/>11 | <text:s text:c="6"/>3 | 10:30:00 | </text:p>
      <text:p text:style-name="P7">| <text:s text:c="5"/>12 | <text:s text:c="6"/>3 | 10:45:11 | </text:p>
      <text:p text:style-name="P7">| <text:s text:c="5"/>13 | <text:s text:c="6"/>3 | 09:45:11 | </text:p>
      <text:p text:style-name="P7">| <text:s text:c="5"/>21 | <text:s text:c="6"/>1 | 09:30:00 | </text:p>
      <text:p text:style-name="P7">| <text:s text:c="5"/>22 | <text:s text:c="6"/>1 | 09:35:00 | </text:p>
      <text:p text:style-name="P7">| <text:s text:c="5"/>23 | <text:s text:c="6"/>1 | 08:55:00 | </text:p>
      <text:p text:style-name="P7"><text:soft-page-break/>| <text:s text:c="5"/>24 | <text:s text:c="6"/>1 | 11:00:00 | </text:p>
      <text:p text:style-name="P7">| <text:s text:c="5"/>31 | <text:s text:c="6"/>2 | 07:50:10 | </text:p>
      <text:p text:style-name="P7">| <text:s text:c="5"/>32 | <text:s text:c="6"/>2 | 09:50:10 | </text:p>
      <text:p text:style-name="P7">| <text:s text:c="5"/>33 | <text:s text:c="6"/>2 | 08:10:10 | </text:p>
      <text:p text:style-name="P7">+---------+---------+----------+ </text:p>
      <text:p text:style-name="P7"/>
      <text:p text:style-name="P7"><text:tab/><text:tab/><text:tab/><text:tab/><text:span text:style-name="T4">Queries</text:span></text:p>
      <text:p text:style-name="P8">1. select * from professors where city in ('pune','mumbai') and prof_fname like 'a%' or city in ('pune','mumbai') and prof_fname like 'd%'; </text:p>
      <text:p text:style-name="P8">+---------+------------+------------+---------+-------------+--------+------------+-----------------+------------+--------+ </text:p>
      <text:p text:style-name="P8">| prof_id | prof_fname | prof_lname | dept_id | designation | salary | doj <text:s text:c="7"/>| email <text:s text:c="10"/>| phone <text:s text:c="5"/>| city <text:s text:c="2"/>| </text:p>
      <text:p text:style-name="P8">+---------+------------+------------+---------+-------------+--------+------------+-----------------+------------+--------+ </text:p>
      <text:p text:style-name="P8">| <text:s text:c="5"/>13 | Akshay <text:s text:c="4"/>| Kharul <text:s text:c="4"/>| <text:s text:c="6"/>3 | Professor <text:s text:c="2"/>| <text:s/>10000 | 2016-07-13 | akki@gmail.com <text:s/>| 9021562191 | pune <text:s text:c="2"/>| </text:p>
      <text:p text:style-name="P8">| <text:s text:c="5"/>32 | devesh <text:s text:c="4"/>| Das <text:s text:c="7"/>| <text:s text:c="6"/>2 | Professor <text:s text:c="2"/>| <text:s/>30000 | 2016-01-01 | sangat@gmail.co | 0123456789 | mumbai | </text:p>
      <text:p text:style-name="P8">+---------+------------+------------+---------+-------------+--------+------------+-----------------+------------+--------+ </text:p>
      <text:p text:style-name="P8"/>
      <text:p text:style-name="P9">2.<text:span text:style-name="T7">select distinct city from professors; </text:span></text:p>
      <text:p text:style-name="P10">+---------+ </text:p>
      <text:p text:style-name="P10">| city <text:s text:c="3"/>| </text:p>
      <text:p text:style-name="P10">+---------+ </text:p>
      <text:p text:style-name="P10">| mumbai <text:s/>| </text:p>
      <text:p text:style-name="P10">| Nanded <text:s/>| </text:p>
      <text:p text:style-name="P10">| pune <text:s text:c="3"/>| </text:p>
      <text:p text:style-name="P10">| Jalgaon | </text:p>
      <text:p text:style-name="P10">| Nasik <text:s text:c="2"/>| </text:p>
      <text:p text:style-name="P10">| Jalna <text:s text:c="2"/>| </text:p>
      <text:p text:style-name="P10">+---------+ </text:p>
      <text:p text:style-name="P10"/>
      <text:p text:style-name="P11">3.<text:span text:style-name="T8">update professors set salary=salary+salary*0.05 where doj='2015/01/01';</text:span></text:p>
      <text:p text:style-name="P12">select doj,salary from professors; </text:p>
      <text:p text:style-name="P12">+------------+--------+ </text:p>
      <text:p text:style-name="P12">| doj <text:s text:c="7"/>| salary | </text:p>
      <text:p text:style-name="P12">+------------+--------+ </text:p>
      <text:p text:style-name="P12">| 2015-01-01 | <text:s/>52500 | </text:p>
      <text:p text:style-name="P12">| 2016-01-01 | <text:s/>20000 | </text:p>
      <text:p text:style-name="P12">| 2016-07-13 | <text:s/>10000 | </text:p>
      <text:p text:style-name="P12">| 2015-01-01 | <text:s/>42000 | </text:p>
      <text:p text:style-name="P12">| 2016-01-01 | <text:s/>20000 | </text:p>
      <text:p text:style-name="P12">| 2013-02-03 | <text:s/>60000 | </text:p>
      <text:p text:style-name="P12">| 2016-12-05 | <text:s/>10000 | </text:p>
      <text:p text:style-name="P12">| 2015-01-01 | <text:s/>68250 | </text:p>
      <text:p text:style-name="P12">| 2016-01-01 | <text:s/>30000 | </text:p>
      <text:p text:style-name="P12">| 2016-06-10 | <text:s/>62000 | </text:p>
      <text:p text:style-name="P12"><text:soft-page-break/>+------------+--------+ </text:p>
      <text:p text:style-name="P12"/>
      <text:p text:style-name="P13">4. <text:span text:style-name="T9"><text:s/>alter table works add(foreign key(prof_id) references professors(prof_id) on delete cascade); </text:span></text:p>
      <text:p text:style-name="P13"><text:s text:c="5"/><text:span text:style-name="T9">alter table shift add(foreign key(prof_id) references professors(prof_id) on delete cascade);</text:span></text:p>
      <text:p text:style-name="P13"><text:s text:c="5"/><text:span text:style-name="T9">delete from professors where city='pune';</text:span></text:p>
      <text:p text:style-name="P13"><text:s text:c="5"/><text:span text:style-name="T9"><text:s/>select prof_id, city from professors; </text:span></text:p>
      <text:p text:style-name="P14">+---------+---------+ </text:p>
      <text:p text:style-name="P14">| prof_id | city <text:s text:c="3"/>| </text:p>
      <text:p text:style-name="P14">+---------+---------+ </text:p>
      <text:p text:style-name="P14">| <text:s text:c="5"/>11 | mumbai <text:s/>| </text:p>
      <text:p text:style-name="P14">| <text:s text:c="5"/>12 | Nanded <text:s/>| </text:p>
      <text:p text:style-name="P14">| <text:s text:c="5"/>21 | Jalgaon | </text:p>
      <text:p text:style-name="P14">| <text:s text:c="5"/>22 | Nasik <text:s text:c="2"/>| </text:p>
      <text:p text:style-name="P14">| <text:s text:c="5"/>23 | Nasik <text:s text:c="2"/>| </text:p>
      <text:p text:style-name="P14">| <text:s text:c="5"/>31 | Nasik <text:s text:c="2"/>| </text:p>
      <text:p text:style-name="P14">| <text:s text:c="5"/>32 | mumbai <text:s/>| </text:p>
      <text:p text:style-name="P14">| <text:s text:c="5"/>33 | Jalna <text:s text:c="2"/>| </text:p>
      <text:p text:style-name="P14">+---------+---------+ </text:p>
      <text:p text:style-name="P14"/>
      <text:p text:style-name="P15">select * from works; </text:p>
      <text:p text:style-name="P15">+---------+---------+----------+ </text:p>
      <text:p text:style-name="P15">| prof_id | dept_id | duration | </text:p>
      <text:p text:style-name="P15">+---------+---------+----------+ </text:p>
      <text:p text:style-name="P15">| <text:s text:c="5"/>11 | <text:s text:c="6"/>3 | 10:30:00 | </text:p>
      <text:p text:style-name="P15">| <text:s text:c="5"/>12 | <text:s text:c="6"/>3 | 10:45:11 | </text:p>
      <text:p text:style-name="P15">| <text:s text:c="5"/>21 | <text:s text:c="6"/>1 | 09:30:00 | </text:p>
      <text:p text:style-name="P15">| <text:s text:c="5"/>22 | <text:s text:c="6"/>1 | 09:35:00 | </text:p>
      <text:p text:style-name="P15">| <text:s text:c="5"/>23 | <text:s text:c="6"/>1 | 08:55:00 | </text:p>
      <text:p text:style-name="P15">| <text:s text:c="5"/>31 | <text:s text:c="6"/>2 | 07:50:10 | </text:p>
      <text:p text:style-name="P15">| <text:s text:c="5"/>32 | <text:s text:c="6"/>2 | 09:50:10 | </text:p>
      <text:p text:style-name="P15">| <text:s text:c="5"/>33 | <text:s text:c="6"/>2 | 08:10:10 | </text:p>
      <text:p text:style-name="P15">+---------+---------+----------+ </text:p>
      <text:p text:style-name="P15"/>
      <text:p text:style-name="P15"><text:s/>select * from shift; </text:p>
      <text:p text:style-name="P15">+---------+-------+---------------+ </text:p>
      <text:p text:style-name="P15">| prof_id | shift | working_hours | </text:p>
      <text:p text:style-name="P15">+---------+-------+---------------+ </text:p>
      <text:p text:style-name="P15">| <text:s text:c="5"/>11 | <text:s text:c="4"/>1 | <text:s text:c="11"/>10 | </text:p>
      <text:p text:style-name="P15">| <text:s text:c="5"/>12 | <text:s text:c="4"/>1 | <text:s text:c="12"/>9 | </text:p>
      <text:p text:style-name="P15">| <text:s text:c="5"/>21 | <text:s text:c="4"/>1 | <text:s text:c="12"/>9 | </text:p>
      <text:p text:style-name="P15">| <text:s text:c="5"/>22 | <text:s text:c="4"/>1 | <text:s text:c="12"/>9 | </text:p>
      <text:p text:style-name="P15">| <text:s text:c="5"/>23 | <text:s text:c="4"/>2 | <text:s text:c="12"/>8 | </text:p>
      <text:p text:style-name="P15">| <text:s text:c="5"/>31 | <text:s text:c="4"/>1 | <text:s text:c="11"/>10 | </text:p>
      <text:p text:style-name="P15">| <text:s text:c="5"/>32 | <text:s text:c="4"/>2 | <text:s text:c="12"/>9 | </text:p>
      <text:p text:style-name="P15">| <text:s text:c="5"/>33 | <text:s text:c="4"/>2 | <text:s text:c="11"/>10 | </text:p>
      <text:p text:style-name="P15">+---------+-------+---------------+ </text:p>
      <text:p text:style-name="P15"/>
      <text:p text:style-name="P16">5.<text:span text:style-name="T10">select prof_fname,city from professors where city in('pune' , 'mumbai'); </text:span></text:p>
      <text:p text:style-name="P17">+------------+--------+ </text:p>
      <text:p text:style-name="P17"><text:soft-page-break/>| prof_fname | city <text:s text:c="2"/>| </text:p>
      <text:p text:style-name="P17">+------------+--------+ </text:p>
      <text:p text:style-name="P17">| Vishal <text:s text:c="4"/>| mumbai | </text:p>
      <text:p text:style-name="P17">| Akshay <text:s text:c="4"/>| pune <text:s text:c="2"/>| </text:p>
      <text:p text:style-name="P17">| Kartik <text:s text:c="4"/>| pune <text:s text:c="2"/>| </text:p>
      <text:p text:style-name="P17">| devesh <text:s text:c="4"/>| mumbai | </text:p>
      <text:p text:style-name="P17">+------------+--------+ </text:p>
      <text:p text:style-name="P17"/>
      <text:p text:style-name="P18">6.select * from professors where doj in('2015-01-01', '2016-01-01'); </text:p>
      <text:p text:style-name="P18">+---------+------------+------------+---------+-------------+--------+------------+-----------------+------------+---------+ </text:p>
      <text:p text:style-name="P18">| prof_id | prof_fname | prof_lname | dept_id | designation | salary | doj <text:s text:c="7"/>| email <text:s text:c="10"/>| phone <text:s text:c="5"/>| city <text:s text:c="3"/>| </text:p>
      <text:p text:style-name="P18">+---------+------------+------------+---------+-------------+--------+------------+-----------------+------------+---------+ </text:p>
      <text:p text:style-name="P18">| <text:s text:c="5"/>11 | Vishal <text:s text:c="4"/>| Bhoi <text:s text:c="6"/>| <text:s text:c="6"/>3 | Professor <text:s text:c="2"/>| <text:s/>52500 | 2015-01-01 | vishal@gmail.co | 9403311498 | mumbai <text:s/>| </text:p>
      <text:p text:style-name="P18">| <text:s text:c="5"/>12 | Vikas <text:s text:c="5"/>| Gacche <text:s text:c="4"/>| <text:s text:c="6"/>3 | Professor <text:s text:c="2"/>| <text:s/>20000 | 2016-01-01 | vicks@gmail.com | 7775905754 | Nanded <text:s/>| </text:p>
      <text:p text:style-name="P18">| <text:s text:c="5"/>21 | Chinmay <text:s text:c="3"/>| Saraf <text:s text:c="5"/>| <text:s text:c="6"/>1 | Professor <text:s text:c="2"/>| <text:s/>42000 | 2015-01-01 | nds@gmail.com <text:s text:c="2"/>| 9403311492 | Jalgaon | </text:p>
      <text:p text:style-name="P18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18">| <text:s text:c="5"/>31 | Rushikesh <text:s/>| Karad <text:s text:c="5"/>| <text:s text:c="6"/>2 | Professor <text:s text:c="2"/>| <text:s/>68250 | 2015-01-01 | rushi@gmail.com | 9891523478 | Nasik <text:s text:c="2"/>| </text:p>
      <text:p text:style-name="P18">| <text:s text:c="5"/>32 | devesh <text:s text:c="4"/>| Das <text:s text:c="7"/>| <text:s text:c="6"/>2 | Professor <text:s text:c="2"/>| <text:s/>30000 | 2016-01-01 | sangat@gmail.co | 0123456789 | mumbai <text:s/>| </text:p>
      <text:p text:style-name="P18">+---------+------------+------------+---------+-------------+--------+------------+-----------------+------------+---------+ </text:p>
      <text:p text:style-name="P18"/>
      <text:p text:style-name="P26">7.<text:span text:style-name="T14">select salary,prof_fname from professors where salary between 10000 and 20000 union select max(salary) as maxcount,prof_fname from professors ;</text:span></text:p>
      <text:p text:style-name="P27">+--------+------------+</text:p>
      <text:p text:style-name="P27">| salary | prof_fname |</text:p>
      <text:p text:style-name="P27">+--------+------------+</text:p>
      <text:p text:style-name="P27">| <text:s/>20000 | Vikas <text:s text:c="5"/>|</text:p>
      <text:p text:style-name="P27">| <text:s/>10000 | Akshay <text:s text:c="4"/>|</text:p>
      <text:p text:style-name="P27">| <text:s/>20000 | Devashish <text:s/>|</text:p>
      <text:p text:style-name="P27">| <text:s/>10000 | Kartik <text:s text:c="4"/>|</text:p>
      <text:p text:style-name="P27">| <text:s/>68250 | Vishal <text:s text:c="4"/>|</text:p>
      <text:p text:style-name="P27">+--------+------------+</text:p>
      <text:p text:style-name="P19"/>
      <text:p text:style-name="P20">8.<text:span text:style-name="T12">select doj,salary from professors order by salary desc; </text:span></text:p>
      <text:p text:style-name="P21">+------------+--------+ </text:p>
      <text:p text:style-name="P21">| doj <text:s text:c="7"/>| salary | </text:p>
      <text:p text:style-name="P21">+------------+--------+ </text:p>
      <text:p text:style-name="P21">| 2015-01-01 | <text:s/>68250 | </text:p>
      <text:p text:style-name="P21">| 2016-06-10 | <text:s/>62000 | </text:p>
      <text:p text:style-name="P21">| 2013-02-03 | <text:s/>60000 | </text:p>
      <text:p text:style-name="P21"><text:soft-page-break/>| 2015-01-01 | <text:s/>52500 | </text:p>
      <text:p text:style-name="P21">| 2015-01-01 | <text:s/>42000 | </text:p>
      <text:p text:style-name="P21">| 2016-01-01 | <text:s/>30000 | </text:p>
      <text:p text:style-name="P21">| 2016-01-01 | <text:s/>20000 | </text:p>
      <text:p text:style-name="P21">| 2016-01-01 | <text:s/>20000 | </text:p>
      <text:p text:style-name="P21">| 2016-07-13 | <text:s/>10000 | </text:p>
      <text:p text:style-name="P21">| 2016-12-04 | <text:s/>10000 | </text:p>
      <text:p text:style-name="P21">+------------+--------+ </text:p>
      <text:p text:style-name="P21"/>
      <text:p text:style-name="P22">9.<text:span text:style-name="T13">select prof_fname,doj,dept_id,salary from professors where salary in (30000,40000,50000); </text:span></text:p>
      <text:p text:style-name="P23">+------------+------------+---------+--------+ </text:p>
      <text:p text:style-name="P23">| prof_fname | doj <text:s text:c="7"/>| dept_id | salary | </text:p>
      <text:p text:style-name="P23">+------------+------------+---------+--------+ </text:p>
      <text:p text:style-name="P23">| Vishal <text:s text:c="4"/>| 2015-01-01 | <text:s text:c="6"/>3 | <text:s/>50000 | </text:p>
      <text:p text:style-name="P23">| Chinmay <text:s text:c="3"/>| 2015-01-01 | <text:s text:c="6"/>1 | <text:s/>40000 | </text:p>
      <text:p text:style-name="P23">| devesh <text:s text:c="4"/>| 2016-01-01 | <text:s text:c="6"/>2 | <text:s/>30000 | </text:p>
      <text:p text:style-name="P23">+------------+------------+---------+--------+ </text:p>
      <text:p text:style-name="P23"/>
      <text:p text:style-name="P23"/>
      <text:p text:style-name="P23"><text:tab/><text:tab/><text:span text:style-name="T5">QURIES(TERMINAL)</text:span></text:p>
      <text:p text:style-name="P24">Welcome to the MariaDB monitor. <text:s/>Commands end with ; or \g. </text:p>
      <text:p text:style-name="P24">Your MariaDB connection id is 9 </text:p>
      <text:p text:style-name="P24">Server version: 5.5.43-MariaDB MariaDB Server </text:p>
      <text:p text:style-name="P24"/>
      <text:p text:style-name="P24">Copyright (c) 2000, 2015, Oracle, MariaDB Corporation Ab and others. </text:p>
      <text:p text:style-name="P24"/>
      <text:p text:style-name="P24">Type 'help;' or '\h' for help. Type '\c' to clear the current input statement. </text:p>
      <text:p text:style-name="P24"/>
      <text:p text:style-name="P24">MariaDB [(none)]&gt; use te3166db </text:p>
      <text:p text:style-name="P24">Reading table information for completion of table and column names </text:p>
      <text:p text:style-name="P24">You can turn off this feature to get a quicker startup with -A </text:p>
      <text:p text:style-name="P24"/>
      <text:p text:style-name="P24">Database changed </text:p>
      <text:p text:style-name="P24">MariaDB [te3166db]&gt; show tables </text:p>
      <text:p text:style-name="P24"><text:s text:c="4"/>-&gt; ; </text:p>
      <text:p text:style-name="P24">+--------------------+ </text:p>
      <text:p text:style-name="P24">| Tables_in_te3166db | </text:p>
      <text:p text:style-name="P24">+--------------------+ </text:p>
      <text:p text:style-name="P24">| departments <text:s text:c="7"/>| </text:p>
      <text:p text:style-name="P24">| professors <text:s text:c="8"/>| </text:p>
      <text:p text:style-name="P24">| shift <text:s text:c="13"/>| </text:p>
      <text:p text:style-name="P24">| works <text:s text:c="13"/>| </text:p>
      <text:p text:style-name="P24">+--------------------+ </text:p>
      <text:p text:style-name="P24">4 rows in set (0.00 sec) </text:p>
      <text:p text:style-name="P24"/>
      <text:p text:style-name="P24">MariaDB [te3166db]&gt; select * from departments; </text:p>
      <text:p text:style-name="P24">+---------+-----------+ </text:p>
      <text:p text:style-name="P24">| dept_id | dept_name | </text:p>
      <text:p text:style-name="P24">+---------+-----------+ </text:p>
      <text:p text:style-name="P24"><text:soft-page-break/>| <text:s text:c="6"/>1 | Computer <text:s/>| </text:p>
      <text:p text:style-name="P24">| <text:s text:c="6"/>2 | IT <text:s text:c="7"/>| </text:p>
      <text:p text:style-name="P24">| <text:s text:c="6"/>3 | ENTC <text:s text:c="5"/>| </text:p>
      <text:p text:style-name="P24">+---------+-----------+ </text:p>
      <text:p text:style-name="P24">3 rows in set (0.00 sec)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0000-00-00 | vishal@gmail.co | 9403311498 | mumbai <text:s/>| </text:p>
      <text:p text:style-name="P24">| <text:s text:c="5"/>12 | Vikas <text:s text:c="5"/>| Gacche <text:s text:c="4"/>| <text:s text:c="6"/>3 | Professor <text:s text:c="2"/>| <text:s/>20000 | 2015-09-08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0000 | 2010-03-25 | nds@gmail.com <text:s text:c="2"/>| 9403311492 | Jalgaon | </text:p>
      <text:p text:style-name="P24">| <text:s text:c="5"/>22 | Devashish <text:s/>| Khairnar <text:s text:c="2"/>| <text:s text:c="6"/>1 | Professor <text:s text:c="2"/>| <text:s/>20000 | 2012-09-18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5000 | 2008-12-09 | rushi@gmail.com | 9891523478 | Nasik <text:s text:c="2"/>| </text:p>
      <text:p text:style-name="P24">| <text:s text:c="5"/>32 | Sangat <text:s text:c="4"/>| Das <text:s text:c="7"/>| <text:s text:c="6"/>2 | Professor <text:s text:c="2"/>| <text:s/>35000 | 2009-08-2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><text:s/></text:p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0000-00-00 | vishal@gmail.co | 9403311498 | mumbai <text:s/>| </text:p>
      <text:p text:style-name="P24">| <text:s text:c="5"/>12 | Vikas <text:s text:c="5"/>| Gacche <text:s text:c="4"/>| <text:s text:c="6"/>3 | Professor <text:s text:c="2"/>| <text:s/>20000 | 2015-09-08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<text:soft-page-break/>9021562191 | pune <text:s text:c="3"/>| </text:p>
      <text:p text:style-name="P24">| <text:s text:c="5"/>21 | Chinmay <text:s text:c="3"/>| Saraf <text:s text:c="5"/>| <text:s text:c="6"/>1 | Professor <text:s text:c="2"/>| <text:s/>40000 | 2010-03-25 | nds@gmail.com <text:s text:c="2"/>| 9403311492 | Jalgaon | </text:p>
      <text:p text:style-name="P24">| <text:s text:c="5"/>22 | Devashish <text:s/>| Khairnar <text:s text:c="2"/>| <text:s text:c="6"/>1 | Professor <text:s text:c="2"/>| <text:s/>20000 | 2012-09-18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5000 | 2008-12-09 | rushi@gmail.com | 9891523478 | Nasik <text:s text:c="2"/>| </text:p>
      <text:p text:style-name="P24">| <text:s text:c="5"/>32 | Sangat <text:s text:c="4"/>| Das <text:s text:c="7"/>| <text:s text:c="6"/>2 | Professor <text:s text:c="2"/>| <text:s/>35000 | 2009-08-2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/>
      <text:p text:style-name="P24">MariaDB [te3166db]&gt; select * from shift; </text:p>
      <text:p text:style-name="P24">+---------+-------+---------------+ </text:p>
      <text:p text:style-name="P24">| prof_id | shift | working_hours | </text:p>
      <text:p text:style-name="P24">+---------+-------+---------------+ </text:p>
      <text:p text:style-name="P24">| <text:s text:c="5"/>11 | <text:s text:c="4"/>1 | <text:s text:c="11"/>10 | </text:p>
      <text:p text:style-name="P24">| <text:s text:c="5"/>12 | <text:s text:c="4"/>1 | <text:s text:c="12"/>9 | </text:p>
      <text:p text:style-name="P24">| <text:s text:c="5"/>13 | <text:s text:c="4"/>2 | <text:s text:c="11"/>10 | </text:p>
      <text:p text:style-name="P24">| <text:s text:c="5"/>21 | <text:s text:c="4"/>1 | <text:s text:c="12"/>9 | </text:p>
      <text:p text:style-name="P24">| <text:s text:c="5"/>22 | <text:s text:c="4"/>1 | <text:s text:c="12"/>9 | </text:p>
      <text:p text:style-name="P24">| <text:s text:c="5"/>23 | <text:s text:c="4"/>2 | <text:s text:c="12"/>8 | </text:p>
      <text:p text:style-name="P24">| <text:s text:c="5"/>24 | <text:s text:c="4"/>2 | <text:s text:c="12"/>8 | </text:p>
      <text:p text:style-name="P24">| <text:s text:c="5"/>31 | <text:s text:c="4"/>1 | <text:s text:c="11"/>10 | </text:p>
      <text:p text:style-name="P24">| <text:s text:c="5"/>32 | <text:s text:c="4"/>2 | <text:s text:c="12"/>9 | </text:p>
      <text:p text:style-name="P24">| <text:s text:c="5"/>33 | <text:s text:c="4"/>2 | <text:s text:c="11"/>10 | </text:p>
      <text:p text:style-name="P24">+---------+-------+---------------+ </text:p>
      <text:p text:style-name="P24">10 rows in set (0.00 sec) </text:p>
      <text:p text:style-name="P24"/>
      <text:p text:style-name="P24">MariaDB [te3166db]&gt; select * from works; </text:p>
      <text:p text:style-name="P24">+---------+---------+----------+ </text:p>
      <text:p text:style-name="P24">| prof_id | dept_id | duration | </text:p>
      <text:p text:style-name="P24">+---------+---------+----------+ </text:p>
      <text:p text:style-name="P24">| <text:s text:c="5"/>11 | <text:s text:c="6"/>3 | 10:30:00 | </text:p>
      <text:p text:style-name="P24">| <text:s text:c="5"/>12 | <text:s text:c="6"/>3 | 10:45:11 | </text:p>
      <text:p text:style-name="P24">| <text:s text:c="5"/>13 | <text:s text:c="6"/>3 | 09:45:11 | </text:p>
      <text:p text:style-name="P24">| <text:s text:c="5"/>21 | <text:s text:c="6"/>1 | 09:30:00 | </text:p>
      <text:p text:style-name="P24">| <text:s text:c="5"/>22 | <text:s text:c="6"/>1 | 09:35:00 | </text:p>
      <text:p text:style-name="P24">| <text:s text:c="5"/>23 | <text:s text:c="6"/>1 | 08:55:00 | </text:p>
      <text:p text:style-name="P24">| <text:s text:c="5"/>24 | <text:s text:c="6"/>1 | 11:00:00 | </text:p>
      <text:p text:style-name="P24">| <text:s text:c="5"/>31 | <text:s text:c="6"/>2 | 07:50:10 | </text:p>
      <text:p text:style-name="P24">| <text:s text:c="5"/>32 | <text:s text:c="6"/>2 | 09:50:10 | </text:p>
      <text:p text:style-name="P24"><text:soft-page-break/>| <text:s text:c="5"/>33 | <text:s text:c="6"/>2 | 08:10:10 | </text:p>
      <text:p text:style-name="P24">+---------+---------+----------+ </text:p>
      <text:p text:style-name="P24">10 rows in set (0.00 sec) </text:p>
      <text:p text:style-name="P24"/>
      <text:p text:style-name="P24">MariaDB [te3166db]&gt; select * from professors where city in ('pune','mumbai') and prof_name like in('a%', '%d');ERROR 1064 (42000): You have an error in your SQL syntax; check the manual that corresponds to your MariaDB server version for the right syntax to use near 'in('a%', '%d')' at line 1 </text:p>
      <text:p text:style-name="P24">MariaDB [te3166db]&gt; select * from professors where city in ('pune','mumbai') and prof_name like in ('a%', 'd%'); </text:p>
      <text:p text:style-name="P24">ERROR 1064 (42000): You have an error in your SQL syntax; check the manual that corresponds to your MariaDB server version for the right syntax to use near 'in ('a%', 'd%')' at line 1 </text:p>
      <text:p text:style-name="P24">MariaDB [te3166db]&gt; select * from professors where city in ('pune','mumbai') and prof_name like 'a%' or prof_name like 'd%'; </text:p>
      <text:p text:style-name="P24">ERROR 1054 (42S22): Unknown column 'prof_name' in 'where clause' </text:p>
      <text:p text:style-name="P24">MariaDB [te3166db]&gt; select * from professors where city in ('pune','mumbai') and prof_fname like 'a%' or prof_name like 'd%'; </text:p>
      <text:p text:style-name="P24">ERROR 1054 (42S22): Unknown column 'prof_name' in 'where clause' </text:p>
      <text:p text:style-name="P24">MariaDB [te3166db]&gt; select * from professors where city in ('pune','mumbai') and prof_fname like 'a%' or prof_fname like 'd%'; </text:p>
      <text:p text:style-name="P24">+---------+------------+------------+---------+-------------+--------+------------+----------------+------------+-------+ </text:p>
      <text:p text:style-name="P24">| prof_id | prof_fname | prof_lname | dept_id | designation | salary | doj <text:s text:c="7"/>| email <text:s text:c="9"/>| phone <text:s text:c="5"/>| city <text:s/>| </text:p>
      <text:p text:style-name="P24">+---------+------------+------------+---------+-------------+--------+------------+----------------+------------+-------+ </text:p>
      <text:p text:style-name="P24">| <text:s text:c="5"/>13 | Akshay <text:s text:c="4"/>| Kharul <text:s text:c="4"/>| <text:s text:c="6"/>3 | Professor <text:s text:c="2"/>| <text:s/>10000 | 2016-07-13 | akki@gmail.com | 9021562191 | pune <text:s/>| </text:p>
      <text:p text:style-name="P24">| <text:s text:c="5"/>22 | Devashish <text:s/>| Khairnar <text:s text:c="2"/>| <text:s text:c="6"/>1 | Professor <text:s text:c="2"/>| <text:s/>20000 | 2012-09-18 | dev@gmail.com <text:s/>| 9403311494 | Nasik | </text:p>
      <text:p text:style-name="P24">+---------+------------+------------+---------+-------------+--------+------------+----------------+------------+-------+ </text:p>
      <text:p text:style-name="P24">2 rows in set (0.00 sec) </text:p>
      <text:p text:style-name="P24"/>
      <text:p text:style-name="P24">MariaDB [te3166db]&gt; select * from professors where city in ('pune','mumbai') and prof_fname like 'a%' and prof_fname like 'd%'; </text:p>
      <text:p text:style-name="P24">Empty set (0.00 sec) </text:p>
      <text:p text:style-name="P24"><text:s/></text:p>
      <text:p text:style-name="P24">MariaDB [te3166db]&gt; select * from professors where city in ('pune','mumbai') and prof_fname like in ('a%','d%'); </text:p>
      <text:p text:style-name="P24">ERROR 1064 (42000): You have an error in your SQL syntax; check the manual that corresponds to your MariaDB server version for the right syntax to use near 'in ('a%','d%')' at line 1 </text:p>
      <text:p text:style-name="P24">MariaDB [te3166db]&gt; select * from professors where city in ('pune','mumbai') and prof_fname in like ('a%','d%'); </text:p>
      <text:p text:style-name="P24">ERROR 1064 (42000): You have an error in your SQL syntax; check the manual that corresponds to your MariaDB server version for the right syntax to use near 'like ('a%','d%')' at line 1 </text:p>
      <text:p text:style-name="P24">MariaDB [te3166db]&gt; update professors set prof_fname='aditya' where prof_id=32; </text:p>
      <text:p text:style-name="P24">Query OK, 1 row affected (0.01 sec) </text:p>
      <text:p text:style-name="P24">Rows matched: 1 <text:s/>Changed: 1 <text:s/>Warnings: 0 </text:p>
      <text:p text:style-name="P24"/>
      <text:p text:style-name="P24"><text:soft-page-break/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0000-00-00 | vishal@gmail.co | 9403311498 | mumbai <text:s/>| </text:p>
      <text:p text:style-name="P24">| <text:s text:c="5"/>12 | Vikas <text:s text:c="5"/>| Gacche <text:s text:c="4"/>| <text:s text:c="6"/>3 | Professor <text:s text:c="2"/>| <text:s/>20000 | 2015-09-08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0000 | 2010-03-25 | nds@gmail.com <text:s text:c="2"/>| 9403311492 | Jalgaon | </text:p>
      <text:p text:style-name="P24">| <text:s text:c="5"/>22 | Devashish <text:s/>| Khairnar <text:s text:c="2"/>| <text:s text:c="6"/>1 | Professor <text:s text:c="2"/>| <text:s/>20000 | 2012-09-18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5000 | 2008-12-09 | rushi@gmail.com | 9891523478 | Nasik <text:s text:c="2"/>| </text:p>
      <text:p text:style-name="P24">| <text:s text:c="5"/>32 | aditya <text:s text:c="4"/>| Das <text:s text:c="7"/>| <text:s text:c="6"/>2 | Professor <text:s text:c="2"/>| <text:s/>35000 | 2009-08-2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/>
      <text:p text:style-name="P24">MariaDB [te3166db]&gt; select * from professors where city in ('pune','mumbai') and prof_fname like 'a%' and prof_fname like 'd%'; </text:p>
      <text:p text:style-name="P24">Empty set (0.00 sec) </text:p>
      <text:p text:style-name="P24"/>
      <text:p text:style-name="P24">MariaDB [te3166db]&gt; select * from professors where city in ('pune','mumbai') and prof_fname like 'a%' or prof_fname like 'd%'; </text:p>
      <text:p text:style-name="P24">+---------+------------+------------+---------+-------------+--------+------------+-----------------+------------+--------+ </text:p>
      <text:p text:style-name="P24">| prof_id | prof_fname | prof_lname | dept_id | designation | salary | doj <text:s text:c="7"/>| email <text:s text:c="10"/>| phone <text:s text:c="5"/>| city <text:s text:c="2"/>| </text:p>
      <text:p text:style-name="P24">+---------+------------+------------+---------+-------------+--------+------------+-----------------+------------+--------+ </text:p>
      <text:p text:style-name="P24">| <text:s text:c="5"/>13 | Akshay <text:s text:c="4"/>| Kharul <text:s text:c="4"/>| <text:s text:c="6"/>3 | Professor <text:s text:c="2"/>| <text:s/>10000 | 2016-07-13 | akki@gmail.com <text:s/>| 9021562191 | pune <text:s text:c="2"/>| </text:p>
      <text:p text:style-name="P24">| <text:s text:c="5"/>22 | Devashish <text:s/>| Khairnar <text:s text:c="2"/>| <text:s text:c="6"/>1 | Professor <text:s text:c="2"/>| <text:s/>20000 | 2012-09-18 | dev@gmail.com <text:s text:c="2"/>| 9403311494 | Nasik <text:s/>| </text:p>
      <text:p text:style-name="P24">| <text:s text:c="5"/>32 | aditya <text:s text:c="4"/>| Das <text:s text:c="7"/>| <text:s text:c="6"/>2 | Professor <text:s text:c="2"/>| <text:s/>35000 | 2009-08-21 | sangat@gmail.co | 0123456789 | mumbai | </text:p>
      <text:p text:style-name="P24"><text:soft-page-break/>+---------+------------+------------+---------+-------------+--------+------------+-----------------+------------+--------+ </text:p>
      <text:p text:style-name="P24">3 rows in set (0.00 sec) </text:p>
      <text:p text:style-name="P24"/>
      <text:p text:style-name="P24">MariaDB [te3166db]&gt; update professors set prof_fname='devesh' where prof_id=32; </text:p>
      <text:p text:style-name="P24">Query OK, 1 row affected (0.01 sec) </text:p>
      <text:p text:style-name="P24">Rows matched: 1 <text:s/>Changed: 1 <text:s/>Warnings: 0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0000-00-00 | vishal@gmail.co | 9403311498 | mumbai <text:s/>| </text:p>
      <text:p text:style-name="P24">| <text:s text:c="5"/>12 | Vikas <text:s text:c="5"/>| Gacche <text:s text:c="4"/>| <text:s text:c="6"/>3 | Professor <text:s text:c="2"/>| <text:s/>20000 | 2015-09-08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0000 | 2010-03-25 | nds@gmail.com <text:s text:c="2"/>| 9403311492 | Jalgaon | </text:p>
      <text:p text:style-name="P24">| <text:s text:c="5"/>22 | Devashish <text:s/>| Khairnar <text:s text:c="2"/>| <text:s text:c="6"/>1 | Professor <text:s text:c="2"/>| <text:s/>20000 | 2012-09-18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5000 | 2008-12-09 | rushi@gmail.com | 9891523478 | Nasik <text:s text:c="2"/>| </text:p>
      <text:p text:style-name="P24">| <text:s text:c="5"/>32 | devesh <text:s text:c="4"/>| Das <text:s text:c="7"/>| <text:s text:c="6"/>2 | Professor <text:s text:c="2"/>| <text:s/>35000 | 2009-08-2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/>
      <text:p text:style-name="P24">MariaDB [te3166db]&gt; select * from professors where city in ('pune','mumbai') and prof_fname like 'a%' or city in ('pune','mumbai') and prof_fname like 'd%'; </text:p>
      <text:p text:style-name="P24">+---------+------------+------------+---------+-------------+--------+------------+-----------------+------------+--------+ </text:p>
      <text:p text:style-name="P24">| prof_id | prof_fname | prof_lname | dept_id | designation | salary | doj <text:s text:c="7"/>| email <text:s text:c="10"/>| phone <text:s text:c="5"/>| city <text:s text:c="2"/>| </text:p>
      <text:p text:style-name="P24">+---------+------------+------------+---------+-------------+--------+------------+-----------------+------------+--------+ </text:p>
      <text:p text:style-name="P24">| <text:s text:c="5"/>13 | Akshay <text:s text:c="4"/>| Kharul <text:s text:c="4"/>| <text:s text:c="6"/>3 | Professor <text:s text:c="2"/>| <text:s/>10000 | 2016-07-13 | akki@gmail.com <text:s/>| 9021562191 | pune <text:s text:c="2"/>| </text:p>
      <text:p text:style-name="P24"><text:soft-page-break/>| <text:s text:c="5"/>32 | devesh <text:s text:c="4"/>| Das <text:s text:c="7"/>| <text:s text:c="6"/>2 | Professor <text:s text:c="2"/>| <text:s/>35000 | 2009-08-21 | sangat@gmail.co | 0123456789 | mumbai | </text:p>
      <text:p text:style-name="P24">+---------+------------+------------+---------+-------------+--------+------------+-----------------+------------+--------+ </text:p>
      <text:p text:style-name="P24">2 rows in set (0.00 sec) </text:p>
      <text:p text:style-name="P24"/>
      <text:p text:style-name="P24">MariaDB [te3166db]&gt; update professors set doj='2015/01/01' where prof_id in(31,21,11); </text:p>
      <text:p text:style-name="P24">Query OK, 3 rows affected (0.01 sec) </text:p>
      <text:p text:style-name="P24">Rows matched: 3 <text:s/>Changed: 3 <text:s/>Warnings: 0 </text:p>
      <text:p text:style-name="P24"/>
      <text:p text:style-name="P24">MariaDB [te3166db]&gt; update professors set doj='2016/01/01' where prof_id in(12,22,32); </text:p>
      <text:p text:style-name="P24">Query OK, 3 rows affected (0.01 sec) </text:p>
      <text:p text:style-name="P24">Rows matched: 3 <text:s/>Changed: 3 <text:s/>Warnings: 0 </text:p>
      <text:p text:style-name="P24"/>
      <text:p text:style-name="P24">MariaDB [te3166db]&gt; update professors set salary=30000 <text:s/>where prof_id in(32); </text:p>
      <text:p text:style-name="P24">Query OK, 1 row affected (0.00 sec) </text:p>
      <text:p text:style-name="P24">Rows matched: 1 <text:s/>Changed: 1 <text:s/>Warnings: 0 </text:p>
      <text:p text:style-name="P24"/>
      <text:p text:style-name="P24">MariaDB [te3166db]&gt; select * from departments; </text:p>
      <text:p text:style-name="P24">+---------+-----------+ </text:p>
      <text:p text:style-name="P24">| dept_id | dept_name | </text:p>
      <text:p text:style-name="P24">+---------+-----------+ </text:p>
      <text:p text:style-name="P24">| <text:s text:c="6"/>1 | Computer <text:s/>| </text:p>
      <text:p text:style-name="P24">| <text:s text:c="6"/>2 | IT <text:s text:c="7"/>| </text:p>
      <text:p text:style-name="P24">| <text:s text:c="6"/>3 | ENTC <text:s text:c="5"/>| </text:p>
      <text:p text:style-name="P24">+---------+-----------+ </text:p>
      <text:p text:style-name="P24">3 rows in set (0.00 sec)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0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<text:soft-page-break/>| <text:s text:c="5"/>31 | Rushikesh <text:s/>| Karad <text:s text:c="5"/>| <text:s text:c="6"/>2 | Professor <text:s text:c="2"/>| <text:s/>6500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/>
      <text:p text:style-name="P24">MariaDB [te3166db]&gt; select * from work; </text:p>
      <text:p text:style-name="P24">ERROR 1146 (42S02): Table 'te3166db.work' doesn't exist </text:p>
      <text:p text:style-name="P24">MariaDB [te3166db]&gt; select * from shift; </text:p>
      <text:p text:style-name="P24">+---------+-------+---------------+ </text:p>
      <text:p text:style-name="P24">| prof_id | shift | working_hours | </text:p>
      <text:p text:style-name="P24">+---------+-------+---------------+ </text:p>
      <text:p text:style-name="P24">| <text:s text:c="5"/>11 | <text:s text:c="4"/>1 | <text:s text:c="11"/>10 | </text:p>
      <text:p text:style-name="P24">| <text:s text:c="5"/>12 | <text:s text:c="4"/>1 | <text:s text:c="12"/>9 | </text:p>
      <text:p text:style-name="P24">| <text:s text:c="5"/>13 | <text:s text:c="4"/>2 | <text:s text:c="11"/>10 | </text:p>
      <text:p text:style-name="P24">| <text:s text:c="5"/>21 | <text:s text:c="4"/>1 | <text:s text:c="12"/>9 | </text:p>
      <text:p text:style-name="P24">| <text:s text:c="5"/>22 | <text:s text:c="4"/>1 | <text:s text:c="12"/>9 | </text:p>
      <text:p text:style-name="P24">| <text:s text:c="5"/>23 | <text:s text:c="4"/>2 | <text:s text:c="12"/>8 | </text:p>
      <text:p text:style-name="P24">| <text:s text:c="5"/>24 | <text:s text:c="4"/>2 | <text:s text:c="12"/>8 | </text:p>
      <text:p text:style-name="P24">| <text:s text:c="5"/>31 | <text:s text:c="4"/>1 | <text:s text:c="11"/>10 | </text:p>
      <text:p text:style-name="P24">| <text:s text:c="5"/>32 | <text:s text:c="4"/>2 | <text:s text:c="12"/>9 | </text:p>
      <text:p text:style-name="P24">| <text:s text:c="5"/>33 | <text:s text:c="4"/>2 | <text:s text:c="11"/>10 | </text:p>
      <text:p text:style-name="P24">+---------+-------+---------------+ </text:p>
      <text:p text:style-name="P24">10 rows in set (0.00 sec) </text:p>
      <text:p text:style-name="P24"/>
      <text:p text:style-name="P24">MariaDB [te3166db]&gt; select * from works; </text:p>
      <text:p text:style-name="P24">+---------+---------+----------+ </text:p>
      <text:p text:style-name="P24">| prof_id | dept_id | duration | </text:p>
      <text:p text:style-name="P24">+---------+---------+----------+ </text:p>
      <text:p text:style-name="P24">| <text:s text:c="5"/>11 | <text:s text:c="6"/>3 | 10:30:00 | </text:p>
      <text:p text:style-name="P24">| <text:s text:c="5"/>12 | <text:s text:c="6"/>3 | 10:45:11 | </text:p>
      <text:p text:style-name="P24">| <text:s text:c="5"/>13 | <text:s text:c="6"/>3 | 09:45:11 | </text:p>
      <text:p text:style-name="P24">| <text:s text:c="5"/>21 | <text:s text:c="6"/>1 | 09:30:00 | </text:p>
      <text:p text:style-name="P24">| <text:s text:c="5"/>22 | <text:s text:c="6"/>1 | 09:35:00 | </text:p>
      <text:p text:style-name="P24">| <text:s text:c="5"/>23 | <text:s text:c="6"/>1 | 08:55:00 | </text:p>
      <text:p text:style-name="P24">| <text:s text:c="5"/>24 | <text:s text:c="6"/>1 | 11:00:00 | </text:p>
      <text:p text:style-name="P24">| <text:s text:c="5"/>31 | <text:s text:c="6"/>2 | 07:50:10 | </text:p>
      <text:p text:style-name="P24">| <text:s text:c="5"/>32 | <text:s text:c="6"/>2 | 09:50:10 | </text:p>
      <text:p text:style-name="P24">| <text:s text:c="5"/>33 | <text:s text:c="6"/>2 | 08:10:10 | </text:p>
      <text:p text:style-name="P24">+---------+---------+----------+ </text:p>
      <text:p text:style-name="P24">10 rows in set (0.00 sec) </text:p>
      <text:p text:style-name="P24"/>
      <text:p text:style-name="P24">MariaDB [te3166db]&gt; Ctrl-C -- exit! </text:p>
      <text:p text:style-name="P24">Aborted </text:p>
      <text:p text:style-name="P24">[exam1@localhost ~]$ mysql -h 192.168.5.154 -u te3166 -p </text:p>
      <text:p text:style-name="P24"><text:soft-page-break/>Enter password: </text:p>
      <text:p text:style-name="P24">Welcome to the MariaDB monitor. <text:s/>Commands end with ; or \g. </text:p>
      <text:p text:style-name="P24">Your MariaDB connection id is 23 </text:p>
      <text:p text:style-name="P24">Server version: 5.5.43-MariaDB MariaDB Server </text:p>
      <text:p text:style-name="P24"/>
      <text:p text:style-name="P24">Copyright (c) 2000, 2015, Oracle, MariaDB Corporation Ab and others. </text:p>
      <text:p text:style-name="P24"/>
      <text:p text:style-name="P24">Type 'help;' or '\h' for help. Type '\c' to clear the current input statement. </text:p>
      <text:p text:style-name="P24"/>
      <text:p text:style-name="P24">MariaDB [(none)]&gt; use te3166db </text:p>
      <text:p text:style-name="P24">Reading table information for completion of table and column names </text:p>
      <text:p text:style-name="P24">You can turn off this feature to get a quicker startup with -A </text:p>
      <text:p text:style-name="P24"/>
      <text:p text:style-name="P24">Database changed </text:p>
      <text:p text:style-name="P24">MariaDB [te3166db]&gt; select * from professors where city in ('pune','mumbai') and prof_fname like 'a%' or city in ('pune','mumbai') and prof_fname like 'd%'; </text:p>
      <text:p text:style-name="P24">+---------+------------+------------+---------+-------------+--------+------------+-----------------+------------+--------+ </text:p>
      <text:p text:style-name="P24">| prof_id | prof_fname | prof_lname | dept_id | designation | salary | doj <text:s text:c="7"/>| email <text:s text:c="10"/>| phone <text:s text:c="5"/>| city <text:s text:c="2"/>| </text:p>
      <text:p text:style-name="P24">+---------+------------+------------+---------+-------------+--------+------------+-----------------+------------+--------+ </text:p>
      <text:p text:style-name="P24">| <text:s text:c="5"/>13 | Akshay <text:s text:c="4"/>| Kharul <text:s text:c="4"/>| <text:s text:c="6"/>3 | Professor <text:s text:c="2"/>| <text:s/>10000 | 2016-07-13 | akki@gmail.com <text:s/>| 9021562191 | pune <text:s text:c="2"/>| </text:p>
      <text:p text:style-name="P24">| <text:s text:c="5"/>32 | devesh <text:s text:c="4"/>| Das <text:s text:c="7"/>| <text:s text:c="6"/>2 | Professor <text:s text:c="2"/>| <text:s/>30000 | 2016-01-01 | sangat@gmail.co | 0123456789 | mumbai | </text:p>
      <text:p text:style-name="P24">+---------+------------+------------+---------+-------------+--------+------------+-----------------+------------+--------+ </text:p>
      <text:p text:style-name="P24">2 rows in set (0.00 sec) </text:p>
      <text:p text:style-name="P24"/>
      <text:p text:style-name="P24">MariaDB [te3166db]&gt; select distinct city from professors; </text:p>
      <text:p text:style-name="P24">+---------+ </text:p>
      <text:p text:style-name="P24">| city <text:s text:c="3"/>| </text:p>
      <text:p text:style-name="P24">+---------+ </text:p>
      <text:p text:style-name="P24">| mumbai <text:s/>| </text:p>
      <text:p text:style-name="P24">| Nanded <text:s/>| </text:p>
      <text:p text:style-name="P24">| pune <text:s text:c="3"/>| </text:p>
      <text:p text:style-name="P24">| Jalgaon | </text:p>
      <text:p text:style-name="P24">| Nasik <text:s text:c="2"/>| </text:p>
      <text:p text:style-name="P24">| Jalna <text:s text:c="2"/>| </text:p>
      <text:p text:style-name="P24">+---------+ </text:p>
      <text:p text:style-name="P24">6 rows in set (0.00 sec) </text:p>
      <text:p text:style-name="P24"/>
      <text:p text:style-name="P24">MariaDB [te3166db]&gt; select salary=salary+(0.05*salary)from professors where doj='2015/01/01'; </text:p>
      <text:p text:style-name="P24">+-----------------------------+ </text:p>
      <text:p text:style-name="P24">| salary=salary+(0.05*salary) | </text:p>
      <text:p text:style-name="P24">+-----------------------------+ </text:p>
      <text:p text:style-name="P24">| <text:s text:c="26"/>0 | </text:p>
      <text:p text:style-name="P24">| <text:s text:c="26"/>0 | </text:p>
      <text:p text:style-name="P24"><text:soft-page-break/>| <text:s text:c="26"/>0 | </text:p>
      <text:p text:style-name="P24">+-----------------------------+ </text:p>
      <text:p text:style-name="P24">3 rows in set (0.00 sec)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00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0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500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1 sec) </text:p>
      <text:p text:style-name="P24"/>
      <text:p text:style-name="P24">MariaDB [te3166db]&gt; update professors set salary=salary+salary*0.05 where doj='2015/01/01'; </text:p>
      <text:p text:style-name="P24">Query OK, 3 rows affected (0.01 sec) </text:p>
      <text:p text:style-name="P24">Rows matched: 3 <text:s/>Changed: 3 <text:s/>Warnings: 0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25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<text:soft-page-break/>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2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825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1 sec) </text:p>
      <text:p text:style-name="P24"/>
      <text:p text:style-name="P24">MariaDB [te3166db]&gt; select salary from professors; </text:p>
      <text:p text:style-name="P24">+--------+ </text:p>
      <text:p text:style-name="P24">| salary | </text:p>
      <text:p text:style-name="P24">+--------+ </text:p>
      <text:p text:style-name="P24">| <text:s/>52500 | </text:p>
      <text:p text:style-name="P24">| <text:s/>20000 | </text:p>
      <text:p text:style-name="P24">| <text:s/>10000 | </text:p>
      <text:p text:style-name="P24">| <text:s/>42000 | </text:p>
      <text:p text:style-name="P24">| <text:s/>20000 | </text:p>
      <text:p text:style-name="P24">| <text:s/>60000 | </text:p>
      <text:p text:style-name="P24">| <text:s/>10000 | </text:p>
      <text:p text:style-name="P24">| <text:s/>68250 | </text:p>
      <text:p text:style-name="P24">| <text:s/>30000 | </text:p>
      <text:p text:style-name="P24">| <text:s/>62000 | </text:p>
      <text:p text:style-name="P24">+--------+ </text:p>
      <text:p text:style-name="P24">10 rows in set (0.00 sec) </text:p>
      <text:p text:style-name="P24"/>
      <text:p text:style-name="P24">MariaDB [te3166db]&gt; select doj,salary from professors; </text:p>
      <text:p text:style-name="P24">+------------+--------+ </text:p>
      <text:p text:style-name="P24">| doj <text:s text:c="7"/>| salary | </text:p>
      <text:p text:style-name="P24">+------------+--------+ </text:p>
      <text:p text:style-name="P24">| 2015-01-01 | <text:s/>52500 | </text:p>
      <text:p text:style-name="P24">| 2016-01-01 | <text:s/>20000 | </text:p>
      <text:p text:style-name="P24">| 2016-07-13 | <text:s/>10000 | </text:p>
      <text:p text:style-name="P24">| 2015-01-01 | <text:s/>42000 | </text:p>
      <text:p text:style-name="P24">| 2016-01-01 | <text:s/>20000 | </text:p>
      <text:p text:style-name="P24">| 2013-02-03 | <text:s/>60000 | </text:p>
      <text:p text:style-name="P24">| 2016-12-05 | <text:s/>10000 | </text:p>
      <text:p text:style-name="P24"><text:soft-page-break/>| 2015-01-01 | <text:s/>68250 | </text:p>
      <text:p text:style-name="P24">| 2016-01-01 | <text:s/>30000 | </text:p>
      <text:p text:style-name="P24">| 2016-06-10 | <text:s/>62000 | </text:p>
      <text:p text:style-name="P24">+------------+--------+ </text:p>
      <text:p text:style-name="P24">10 rows in set (0.01 sec) </text:p>
      <text:p text:style-name="P24"/>
      <text:p text:style-name="P24">MariaDB [te3166db]&gt; delete from professors where city='pune'; </text:p>
      <text:p text:style-name="P24">ERROR 1451 (23000): Cannot delete or update a parent row: a foreign key constraint fails (`te3166db`.`shift`, CONSTRAINT `shift_ibfk_1` FOREIGN KEY (`prof_id`) REFERENCES `professors` (`prof_id`)) </text:p>
      <text:p text:style-name="P24">MariaDB [te3166db]&gt; alter table works add(foreign key(prof_id) references professors(prof_id) on delete cascade); </text:p>
      <text:p text:style-name="P24">Query OK, 10 rows affected (0.07 sec) <text:s text:c="13"/></text:p>
      <text:p text:style-name="P24">Records: 10 <text:s/>Duplicates: 0 <text:s/>Warnings: 0 </text:p>
      <text:p text:style-name="P24"/>
      <text:p text:style-name="P24">MariaDB [te3166db]&gt; delete from professors where city='pune'; </text:p>
      <text:p text:style-name="P24">ERROR 1451 (23000): Cannot delete or update a parent row: a foreign key constraint fails (`te3166db`.`shift`, CONSTRAINT `shift_ibfk_1` FOREIGN KEY (`prof_id`) REFERENCES `professors` (`prof_id`)) </text:p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25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2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5 | kartik@gmail.co | 9420568618 | pune <text:s text:c="3"/>| </text:p>
      <text:p text:style-name="P24">| <text:s text:c="5"/>31 | Rushikesh <text:s/>| Karad <text:s text:c="5"/>| <text:s text:c="6"/>2 | Professor <text:s text:c="2"/>| <text:s/>6825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><text:soft-page-break/></text:p>
      <text:p text:style-name="P24">MariaDB [te3166db]&gt; select * from works; </text:p>
      <text:p text:style-name="P24">+---------+---------+----------+ </text:p>
      <text:p text:style-name="P24">| prof_id | dept_id | duration | </text:p>
      <text:p text:style-name="P24">+---------+---------+----------+ </text:p>
      <text:p text:style-name="P24">| <text:s text:c="5"/>11 | <text:s text:c="6"/>3 | 10:30:00 | </text:p>
      <text:p text:style-name="P24">| <text:s text:c="5"/>12 | <text:s text:c="6"/>3 | 10:45:11 | </text:p>
      <text:p text:style-name="P24">| <text:s text:c="5"/>13 | <text:s text:c="6"/>3 | 09:45:11 | </text:p>
      <text:p text:style-name="P24">| <text:s text:c="5"/>21 | <text:s text:c="6"/>1 | 09:30:00 | </text:p>
      <text:p text:style-name="P24">| <text:s text:c="5"/>22 | <text:s text:c="6"/>1 | 09:35:00 | </text:p>
      <text:p text:style-name="P24">| <text:s text:c="5"/>23 | <text:s text:c="6"/>1 | 08:55:00 | </text:p>
      <text:p text:style-name="P24">| <text:s text:c="5"/>24 | <text:s text:c="6"/>1 | 11:00:00 | </text:p>
      <text:p text:style-name="P24">| <text:s text:c="5"/>31 | <text:s text:c="6"/>2 | 07:50:10 | </text:p>
      <text:p text:style-name="P24">| <text:s text:c="5"/>32 | <text:s text:c="6"/>2 | 09:50:10 | </text:p>
      <text:p text:style-name="P24">| <text:s text:c="5"/>33 | <text:s text:c="6"/>2 | 08:10:10 | </text:p>
      <text:p text:style-name="P24">+---------+---------+----------+ </text:p>
      <text:p text:style-name="P24">10 rows in set (0.00 sec) </text:p>
      <text:p text:style-name="P24"/>
      <text:p text:style-name="P24">MariaDB [te3166db]&gt; alter table shift add(foreign key(prof_id) references professors(prof_id) on delete cascade); </text:p>
      <text:p text:style-name="P24">Query OK, 10 rows affected (0.09 sec) <text:s text:c="13"/></text:p>
      <text:p text:style-name="P24">Records: 10 <text:s/>Duplicates: 0 <text:s/>Warnings: 0 </text:p>
      <text:p text:style-name="P24"/>
      <text:p text:style-name="P24">MariaDB [te3166db]&gt; delete from professors where city='pune'; </text:p>
      <text:p text:style-name="P24">Query OK, 2 rows affected (0.01 sec) </text:p>
      <text:p text:style-name="P24"/>
      <text:p text:style-name="P24">MariaDB [te3166db]&gt; select * from professors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25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21 | Chinmay <text:s text:c="3"/>| Saraf <text:s text:c="5"/>| <text:s text:c="6"/>1 | Professor <text:s text:c="2"/>| <text:s/>42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31 | Rushikesh <text:s/>| Karad <text:s text:c="5"/>| <text:s text:c="6"/>2 | Professor <text:s text:c="2"/>| <text:s/>6825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<text:soft-page-break/>+---------+------------+------------+---------+-------------+--------+------------+-----------------+------------+---------+ </text:p>
      <text:p text:style-name="P24">8 rows in set (0.00 sec) </text:p>
      <text:p text:style-name="P24"/>
      <text:p text:style-name="P24">MariaDB [te3166db]&gt; select * from works; </text:p>
      <text:p text:style-name="P24">+---------+---------+----------+ </text:p>
      <text:p text:style-name="P24">| prof_id | dept_id | duration | </text:p>
      <text:p text:style-name="P24">+---------+---------+----------+ </text:p>
      <text:p text:style-name="P24">| <text:s text:c="5"/>11 | <text:s text:c="6"/>3 | 10:30:00 | </text:p>
      <text:p text:style-name="P24">| <text:s text:c="5"/>12 | <text:s text:c="6"/>3 | 10:45:11 | </text:p>
      <text:p text:style-name="P24">| <text:s text:c="5"/>21 | <text:s text:c="6"/>1 | 09:30:00 | </text:p>
      <text:p text:style-name="P24">| <text:s text:c="5"/>22 | <text:s text:c="6"/>1 | 09:35:00 | </text:p>
      <text:p text:style-name="P24">| <text:s text:c="5"/>23 | <text:s text:c="6"/>1 | 08:55:00 | </text:p>
      <text:p text:style-name="P24">| <text:s text:c="5"/>31 | <text:s text:c="6"/>2 | 07:50:10 | </text:p>
      <text:p text:style-name="P24">| <text:s text:c="5"/>32 | <text:s text:c="6"/>2 | 09:50:10 | </text:p>
      <text:p text:style-name="P24">| <text:s text:c="5"/>33 | <text:s text:c="6"/>2 | 08:10:10 | </text:p>
      <text:p text:style-name="P24">+---------+---------+----------+ </text:p>
      <text:p text:style-name="P24">8 rows in set (0.00 sec) </text:p>
      <text:p text:style-name="P24"/>
      <text:p text:style-name="P24">MariaDB [te3166db]&gt; select * from shifts; </text:p>
      <text:p text:style-name="P24">ERROR 1146 (42S02): Table 'te3166db.shifts' doesn't exist </text:p>
      <text:p text:style-name="P24">MariaDB [te3166db]&gt; select * from shift; </text:p>
      <text:p text:style-name="P24">+---------+-------+---------------+ </text:p>
      <text:p text:style-name="P24">| prof_id | shift | working_hours | </text:p>
      <text:p text:style-name="P24">+---------+-------+---------------+ </text:p>
      <text:p text:style-name="P24">| <text:s text:c="5"/>11 | <text:s text:c="4"/>1 | <text:s text:c="11"/>10 | </text:p>
      <text:p text:style-name="P24">| <text:s text:c="5"/>12 | <text:s text:c="4"/>1 | <text:s text:c="12"/>9 | </text:p>
      <text:p text:style-name="P24">| <text:s text:c="5"/>21 | <text:s text:c="4"/>1 | <text:s text:c="12"/>9 | </text:p>
      <text:p text:style-name="P24">| <text:s text:c="5"/>22 | <text:s text:c="4"/>1 | <text:s text:c="12"/>9 | </text:p>
      <text:p text:style-name="P24">| <text:s text:c="5"/>23 | <text:s text:c="4"/>2 | <text:s text:c="12"/>8 | </text:p>
      <text:p text:style-name="P24">| <text:s text:c="5"/>31 | <text:s text:c="4"/>1 | <text:s text:c="11"/>10 | </text:p>
      <text:p text:style-name="P24">| <text:s text:c="5"/>32 | <text:s text:c="4"/>2 | <text:s text:c="12"/>9 | </text:p>
      <text:p text:style-name="P24">| <text:s text:c="5"/>33 | <text:s text:c="4"/>2 | <text:s text:c="11"/>10 | </text:p>
      <text:p text:style-name="P24">+---------+-------+---------------+ </text:p>
      <text:p text:style-name="P24">8 rows in set (0.00 sec) </text:p>
      <text:p text:style-name="P24"/>
      <text:p text:style-name="P24">MariaDB [te3166db]&gt; select prof_id, city from professors; </text:p>
      <text:p text:style-name="P24">+---------+---------+ </text:p>
      <text:p text:style-name="P24">| prof_id | city <text:s text:c="3"/>| </text:p>
      <text:p text:style-name="P24">+---------+---------+ </text:p>
      <text:p text:style-name="P24">| <text:s text:c="5"/>11 | mumbai <text:s/>| </text:p>
      <text:p text:style-name="P24">| <text:s text:c="5"/>12 | Nanded <text:s/>| </text:p>
      <text:p text:style-name="P24">| <text:s text:c="5"/>21 | Jalgaon | </text:p>
      <text:p text:style-name="P24">| <text:s text:c="5"/>22 | Nasik <text:s text:c="2"/>| </text:p>
      <text:p text:style-name="P24">| <text:s text:c="5"/>23 | Nasik <text:s text:c="2"/>| </text:p>
      <text:p text:style-name="P24">| <text:s text:c="5"/>31 | Nasik <text:s text:c="2"/>| </text:p>
      <text:p text:style-name="P24">| <text:s text:c="5"/>32 | mumbai <text:s/>| </text:p>
      <text:p text:style-name="P24">| <text:s text:c="5"/>33 | Jalna <text:s text:c="2"/>| </text:p>
      <text:p text:style-name="P24">+---------+---------+ </text:p>
      <text:p text:style-name="P24"><text:soft-page-break/>8 rows in set (0.00 sec) </text:p>
      <text:p text:style-name="P24"/>
      <text:p text:style-name="P24">MariaDB [te3166db]&gt; insert into professors values(13,"Akshay","kharul",3,"professor",10000,"2016-07-13" </text:p>
      <text:p text:style-name="P24"><text:s text:c="4"/>-&gt; ,"akki@gmail.com","9021562191","pune"); </text:p>
      <text:p text:style-name="P24">Query OK, 1 row affected (0.02 sec) </text:p>
      <text:p text:style-name="P24"/>
      <text:p text:style-name="P24">MariaDB [te3166db]&gt; insert into professors values(24,"Kartik","Sahasra",1,"professor",10000,"2016-12-04" ,"kartik@gmail.com","9420568618","pune"); </text:p>
      <text:p text:style-name="P24">Query OK, 1 row affected, 1 warning (0.04 sec) </text:p>
      <text:p text:style-name="P24"/>
      <text:p text:style-name="P24">MariaDB [te3166db]&gt; insert into shift(13,2,10); </text:p>
      <text:p text:style-name="P24">ERROR 1064 (42000): You have an error in your SQL syntax; check the manual that corresponds to your MariaDB server version for the right syntax to use near '13,2,10)' at line 1 </text:p>
      <text:p text:style-name="P24">MariaDB [te3166db]&gt; insert into shift values(13,2,10); </text:p>
      <text:p text:style-name="P24">Query OK, 1 row affected (0.02 sec) </text:p>
      <text:p text:style-name="P24"/>
      <text:p text:style-name="P24">MariaDB [te3166db]&gt; insert into shift values(24,2,8); </text:p>
      <text:p text:style-name="P24">Query OK, 1 row affected (0.02 sec) </text:p>
      <text:p text:style-name="P24"/>
      <text:p text:style-name="P24">MariaDB [te3166db]&gt; insert into works values(13,3,"09:45:11"); </text:p>
      <text:p text:style-name="P24">Query OK, 1 row affected (0.01 sec) </text:p>
      <text:p text:style-name="P24"/>
      <text:p text:style-name="P24">MariaDB [te3166db]&gt; insert into works values(24,1,"11:00:00"); </text:p>
      <text:p text:style-name="P24">Query OK, 1 row affected (0.01 sec) </text:p>
      <text:p text:style-name="P24"/>
      <text:p text:style-name="P24">MariaDB [te3166db]&gt; select * from professors;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25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13 | Akshay <text:s text:c="4"/>| kharul <text:s text:c="4"/>| <text:s text:c="6"/>3 | professor <text:s text:c="2"/>| <text:s/>10000 | 2016-07-13 | akki@gmail.com <text:s/>| 9021562191 | pune <text:s text:c="3"/>| </text:p>
      <text:p text:style-name="P24">| <text:s text:c="5"/>21 | Chinmay <text:s text:c="3"/>| Saraf <text:s text:c="5"/>| <text:s text:c="6"/>1 | Professor <text:s text:c="2"/>| <text:s/>42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23 | Siddharth <text:s/>| Sabadra <text:s text:c="3"/>| <text:s text:c="6"/>1 | Professor <text:s text:c="2"/>| <text:s/>60000 | 2013-02-03 | sid@gmail.com <text:s text:c="2"/>| 9890290015 | Nasik <text:s text:c="2"/>| </text:p>
      <text:p text:style-name="P24">| <text:s text:c="5"/>24 | Kartik <text:s text:c="4"/>| Sahasra <text:s text:c="3"/>| <text:s text:c="6"/>1 | professor <text:s text:c="2"/>| <text:s/>10000 | 2016-12-04 | kartik@gmail.co | 9420568618 | pune <text:s text:c="3"/>| </text:p>
      <text:p text:style-name="P24">| <text:s text:c="5"/>31 | Rushikesh <text:s/>| Karad <text:s text:c="5"/>| <text:s text:c="6"/>2 | Professor <text:s text:c="2"/>| <text:s/>6825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<text:soft-page-break/>mumbai <text:s/>| </text:p>
      <text:p text:style-name="P24">| <text:s text:c="5"/>33 | Minal <text:s text:c="5"/>| Mallawat <text:s text:c="2"/>| <text:s text:c="6"/>2 | Professor <text:s text:c="2"/>| <text:s/>62000 | 2016-06-10 | minal@gmail.com | 9423959443 | Jalna <text:s text:c="2"/>| </text:p>
      <text:p text:style-name="P24">+---------+------------+------------+---------+-------------+--------+------------+-----------------+------------+---------+ </text:p>
      <text:p text:style-name="P24">10 rows in set (0.00 sec) </text:p>
      <text:p text:style-name="P24"/>
      <text:p text:style-name="P24">MariaDB [te3166db]&gt; select * from works; </text:p>
      <text:p text:style-name="P24">+---------+---------+----------+ </text:p>
      <text:p text:style-name="P24">| prof_id | dept_id | duration | </text:p>
      <text:p text:style-name="P24">+---------+---------+----------+ </text:p>
      <text:p text:style-name="P24">| <text:s text:c="5"/>11 | <text:s text:c="6"/>3 | 10:30:00 | </text:p>
      <text:p text:style-name="P24">| <text:s text:c="5"/>12 | <text:s text:c="6"/>3 | 10:45:11 | </text:p>
      <text:p text:style-name="P24">| <text:s text:c="5"/>21 | <text:s text:c="6"/>1 | 09:30:00 | </text:p>
      <text:p text:style-name="P24">| <text:s text:c="5"/>22 | <text:s text:c="6"/>1 | 09:35:00 | </text:p>
      <text:p text:style-name="P24">| <text:s text:c="5"/>23 | <text:s text:c="6"/>1 | 08:55:00 | </text:p>
      <text:p text:style-name="P24">| <text:s text:c="5"/>31 | <text:s text:c="6"/>2 | 07:50:10 | </text:p>
      <text:p text:style-name="P24">| <text:s text:c="5"/>32 | <text:s text:c="6"/>2 | 09:50:10 | </text:p>
      <text:p text:style-name="P24">| <text:s text:c="5"/>33 | <text:s text:c="6"/>2 | 08:10:10 | </text:p>
      <text:p text:style-name="P24">| <text:s text:c="5"/>13 | <text:s text:c="6"/>3 | 09:45:11 | </text:p>
      <text:p text:style-name="P24">| <text:s text:c="5"/>24 | <text:s text:c="6"/>1 | 11:00:00 | </text:p>
      <text:p text:style-name="P24">+---------+---------+----------+ </text:p>
      <text:p text:style-name="P24">10 rows in set (0.00 sec) </text:p>
      <text:p text:style-name="P24"/>
      <text:p text:style-name="P24">MariaDB [te3166db]&gt; select * from shifts; </text:p>
      <text:p text:style-name="P24">ERROR 1146 (42S02): Table 'te3166db.shifts' doesn't exist </text:p>
      <text:p text:style-name="P24">MariaDB [te3166db]&gt; select * from shift; </text:p>
      <text:p text:style-name="P24">+---------+-------+---------------+ </text:p>
      <text:p text:style-name="P24">| prof_id | shift | working_hours | </text:p>
      <text:p text:style-name="P24">+---------+-------+---------------+ </text:p>
      <text:p text:style-name="P24">| <text:s text:c="5"/>11 | <text:s text:c="4"/>1 | <text:s text:c="11"/>10 | </text:p>
      <text:p text:style-name="P24">| <text:s text:c="5"/>12 | <text:s text:c="4"/>1 | <text:s text:c="12"/>9 | </text:p>
      <text:p text:style-name="P24">| <text:s text:c="5"/>21 | <text:s text:c="4"/>1 | <text:s text:c="12"/>9 | </text:p>
      <text:p text:style-name="P24">| <text:s text:c="5"/>22 | <text:s text:c="4"/>1 | <text:s text:c="12"/>9 | </text:p>
      <text:p text:style-name="P24">| <text:s text:c="5"/>23 | <text:s text:c="4"/>2 | <text:s text:c="12"/>8 | </text:p>
      <text:p text:style-name="P24">| <text:s text:c="5"/>31 | <text:s text:c="4"/>1 | <text:s text:c="11"/>10 | </text:p>
      <text:p text:style-name="P24">| <text:s text:c="5"/>32 | <text:s text:c="4"/>2 | <text:s text:c="12"/>9 | </text:p>
      <text:p text:style-name="P24">| <text:s text:c="5"/>33 | <text:s text:c="4"/>2 | <text:s text:c="11"/>10 | </text:p>
      <text:p text:style-name="P24">| <text:s text:c="5"/>13 | <text:s text:c="4"/>2 | <text:s text:c="11"/>10 | </text:p>
      <text:p text:style-name="P24">| <text:s text:c="5"/>24 | <text:s text:c="4"/>2 | <text:s text:c="12"/>8 | </text:p>
      <text:p text:style-name="P24">+---------+-------+---------------+ </text:p>
      <text:p text:style-name="P24">10 rows in set (0.00 sec) </text:p>
      <text:p text:style-name="P24"/>
      <text:p text:style-name="P24">MariaDB [te3166db]&gt; select name from professors where city in('pune' , 'mumbai'); </text:p>
      <text:p text:style-name="P24">ERROR 1054 (42S22): Unknown column 'name' in 'field list' </text:p>
      <text:p text:style-name="P24">MariaDB [te3166db]&gt; select prof_fname from professors where city in('pune' , 'mumbai'); </text:p>
      <text:p text:style-name="P24">+------------+ </text:p>
      <text:p text:style-name="P24">| prof_fname | </text:p>
      <text:p text:style-name="P24">+------------+ </text:p>
      <text:p text:style-name="P24"><text:soft-page-break/>| Vishal <text:s text:c="4"/>| </text:p>
      <text:p text:style-name="P24">| Akshay <text:s text:c="4"/>| </text:p>
      <text:p text:style-name="P24">| Kartik <text:s text:c="4"/>| </text:p>
      <text:p text:style-name="P24">| devesh <text:s text:c="4"/>| </text:p>
      <text:p text:style-name="P24">+------------+ </text:p>
      <text:p text:style-name="P24">4 rows in set (0.00 sec) </text:p>
      <text:p text:style-name="P24"/>
      <text:p text:style-name="P24">MariaDB [te3166db]&gt; select prof_fname,city from professors where city in('pune' , 'mumbai'); </text:p>
      <text:p text:style-name="P24">+------------+--------+ </text:p>
      <text:p text:style-name="P24">| prof_fname | city <text:s text:c="2"/>| </text:p>
      <text:p text:style-name="P24">+------------+--------+ </text:p>
      <text:p text:style-name="P24">| Vishal <text:s text:c="4"/>| mumbai | </text:p>
      <text:p text:style-name="P24">| Akshay <text:s text:c="4"/>| pune <text:s text:c="2"/>| </text:p>
      <text:p text:style-name="P24">| Kartik <text:s text:c="4"/>| pune <text:s text:c="2"/>| </text:p>
      <text:p text:style-name="P24">| devesh <text:s text:c="4"/>| mumbai | </text:p>
      <text:p text:style-name="P24">+------------+--------+ </text:p>
      <text:p text:style-name="P24">4 rows in set (0.00 sec) </text:p>
      <text:p text:style-name="P24"/>
      <text:p text:style-name="P24">MariaDB [te3166db]&gt; select * from professors where doj in('2015-01-01', '2016-01-01'); </text:p>
      <text:p text:style-name="P24">+---------+------------+------------+---------+-------------+--------+------------+-----------------+------------+---------+ </text:p>
      <text:p text:style-name="P24">| prof_id | prof_fname | prof_lname | dept_id | designation | salary | doj <text:s text:c="7"/>| email <text:s text:c="10"/>| phone <text:s text:c="5"/>| city <text:s text:c="3"/>| </text:p>
      <text:p text:style-name="P24">+---------+------------+------------+---------+-------------+--------+------------+-----------------+------------+---------+ </text:p>
      <text:p text:style-name="P24">| <text:s text:c="5"/>11 | Vishal <text:s text:c="4"/>| Bhoi <text:s text:c="6"/>| <text:s text:c="6"/>3 | Professor <text:s text:c="2"/>| <text:s/>52500 | 2015-01-01 | vishal@gmail.co | 9403311498 | mumbai <text:s/>| </text:p>
      <text:p text:style-name="P24">| <text:s text:c="5"/>12 | Vikas <text:s text:c="5"/>| Gacche <text:s text:c="4"/>| <text:s text:c="6"/>3 | Professor <text:s text:c="2"/>| <text:s/>20000 | 2016-01-01 | vicks@gmail.com | 7775905754 | Nanded <text:s/>| </text:p>
      <text:p text:style-name="P24">| <text:s text:c="5"/>21 | Chinmay <text:s text:c="3"/>| Saraf <text:s text:c="5"/>| <text:s text:c="6"/>1 | Professor <text:s text:c="2"/>| <text:s/>42000 | 2015-01-01 | nds@gmail.com <text:s text:c="2"/>| 9403311492 | Jalgaon | </text:p>
      <text:p text:style-name="P24">| <text:s text:c="5"/>22 | Devashish <text:s/>| Khairnar <text:s text:c="2"/>| <text:s text:c="6"/>1 | Professor <text:s text:c="2"/>| <text:s/>20000 | 2016-01-01 | dev@gmail.com <text:s text:c="2"/>| 9403311494 | Nasik <text:s text:c="2"/>| </text:p>
      <text:p text:style-name="P24">| <text:s text:c="5"/>31 | Rushikesh <text:s/>| Karad <text:s text:c="5"/>| <text:s text:c="6"/>2 | Professor <text:s text:c="2"/>| <text:s/>68250 | 2015-01-01 | rushi@gmail.com | 9891523478 | Nasik <text:s text:c="2"/>| </text:p>
      <text:p text:style-name="P24">| <text:s text:c="5"/>32 | devesh <text:s text:c="4"/>| Das <text:s text:c="7"/>| <text:s text:c="6"/>2 | Professor <text:s text:c="2"/>| <text:s/>30000 | 2016-01-01 | sangat@gmail.co | 0123456789 | mumbai <text:s/>| </text:p>
      <text:p text:style-name="P24">+---------+------------+------------+---------+-------------+--------+------------+-----------------+------------+---------+ </text:p>
      <text:p text:style-name="P24">6 rows in set (0.00 sec) </text:p>
      <text:p text:style-name="P24"/>
      <text:p text:style-name="P24">MariaDB [te3166db]&gt; select max(salary) as maxcount, * from professors where salary between 10000 and 20000; </text:p>
      <text:p text:style-name="P24">ERROR 1064 (42000): You have an error in your SQL syntax; check the manual that corresponds to your MariaDB server version for the right syntax to use near '* from professors where salary between 10000 and 20000' at line 1 </text:p>
      <text:p text:style-name="P24">MariaDB [te3166db]&gt; select * from professors where salary between 10000 and 20000,max(salary) as maxcount; </text:p>
      <text:p text:style-name="P24">ERROR 1064 (42000): You have an error in your SQL syntax; check the manual that corresponds to <text:soft-page-break/>your MariaDB server version for the right syntax to use near 'max(salary) as maxcount' at line 1 </text:p>
      <text:p text:style-name="P24">MariaDB [te3166db]&gt; select * from professors where salary between 10000 and 20000; </text:p>
      <text:p text:style-name="P24">+---------+------------+------------+---------+-------------+--------+------------+-----------------+------------+--------+ </text:p>
      <text:p text:style-name="P24">| prof_id | prof_fname | prof_lname | dept_id | designation | salary | doj <text:s text:c="7"/>| email <text:s text:c="10"/>| phone <text:s text:c="5"/>| city <text:s text:c="2"/>| </text:p>
      <text:p text:style-name="P24">+---------+------------+------------+---------+-------------+--------+------------+-----------------+------------+--------+ </text:p>
      <text:p text:style-name="P24">| <text:s text:c="5"/>12 | Vikas <text:s text:c="5"/>| Gacche <text:s text:c="4"/>| <text:s text:c="6"/>3 | Professor <text:s text:c="2"/>| <text:s/>20000 | 2016-01-01 | vicks@gmail.com | 7775905754 | Nanded | </text:p>
      <text:p text:style-name="P24">| <text:s text:c="5"/>13 | Akshay <text:s text:c="4"/>| kharul <text:s text:c="4"/>| <text:s text:c="6"/>3 | professor <text:s text:c="2"/>| <text:s/>10000 | 2016-07-13 | akki@gmail.com <text:s/>| 9021562191 | pune <text:s text:c="2"/>| </text:p>
      <text:p text:style-name="P24">| <text:s text:c="5"/>22 | Devashish <text:s/>| Khairnar <text:s text:c="2"/>| <text:s text:c="6"/>1 | Professor <text:s text:c="2"/>| <text:s/>20000 | 2016-01-01 | dev@gmail.com <text:s text:c="2"/>| 9403311494 | Nasik <text:s/>| </text:p>
      <text:p text:style-name="P24">| <text:s text:c="5"/>24 | Kartik <text:s text:c="4"/>| Sahasra <text:s text:c="3"/>| <text:s text:c="6"/>1 | professor <text:s text:c="2"/>| <text:s/>10000 | 2016-12-04 | kartik@gmail.co | 9420568618 | pune <text:s text:c="2"/>| </text:p>
      <text:p text:style-name="P24">+---------+------------+------------+---------+-------------+--------+------------+-----------------+------------+--------+ </text:p>
      <text:p text:style-name="P24">4 rows in set (0.00 sec) </text:p>
      <text:p text:style-name="P24"/>
      <text:p text:style-name="P24">MariaDB [te3166db]&gt; select max(salary) as maxsal from professors; </text:p>
      <text:p text:style-name="P24">+--------+ </text:p>
      <text:p text:style-name="P24">| maxsal | </text:p>
      <text:p text:style-name="P24">+--------+ </text:p>
      <text:p text:style-name="P24">| <text:s/>68250 | </text:p>
      <text:p text:style-name="P24">+--------+ </text:p>
      <text:p text:style-name="P24">1 row in set (0.00 sec) </text:p>
      <text:p text:style-name="P24"/>
      <text:p text:style-name="P24">MariaDB [te3166db]&gt; select doj,salary from professors order by salary desc; </text:p>
      <text:p text:style-name="P24">+------------+--------+ </text:p>
      <text:p text:style-name="P24">| doj <text:s text:c="7"/>| salary | </text:p>
      <text:p text:style-name="P24">+------------+--------+ </text:p>
      <text:p text:style-name="P24">| 2015-01-01 | <text:s/>68250 | </text:p>
      <text:p text:style-name="P24">| 2016-06-10 | <text:s/>62000 | </text:p>
      <text:p text:style-name="P24">| 2013-02-03 | <text:s/>60000 | </text:p>
      <text:p text:style-name="P24">| 2015-01-01 | <text:s/>52500 | </text:p>
      <text:p text:style-name="P24">| 2015-01-01 | <text:s/>42000 | </text:p>
      <text:p text:style-name="P24">| 2016-01-01 | <text:s/>30000 | </text:p>
      <text:p text:style-name="P24">| 2016-01-01 | <text:s/>20000 | </text:p>
      <text:p text:style-name="P24">| 2016-01-01 | <text:s/>20000 | </text:p>
      <text:p text:style-name="P24">| 2016-07-13 | <text:s/>10000 | </text:p>
      <text:p text:style-name="P24">| 2016-12-04 | <text:s/>10000 | </text:p>
      <text:p text:style-name="P24">+------------+--------+ </text:p>
      <text:p text:style-name="P24">10 rows in set (0.00 sec) </text:p>
      <text:p text:style-name="P24"/>
      <text:p text:style-name="P24">MariaDB [te3166db]&gt; select prof_fname,doj,dept_id from professors where salary in (30000,40000,50000); </text:p>
      <text:p text:style-name="P24">+------------+------------+---------+ </text:p>
      <text:p text:style-name="P24">| prof_fname | doj <text:s text:c="7"/>| dept_id | </text:p>
      <text:p text:style-name="P24"><text:soft-page-break/>+------------+------------+---------+ </text:p>
      <text:p text:style-name="P24">| devesh <text:s text:c="4"/>| 2016-01-01 | <text:s text:c="6"/>2 | </text:p>
      <text:p text:style-name="P24">+------------+------------+---------+ </text:p>
      <text:p text:style-name="P24">1 row in set (0.00 sec) </text:p>
      <text:p text:style-name="P24"/>
      <text:p text:style-name="P24">MariaDB [te3166db]&gt; update professors set salary=40000 where prof_id=21; </text:p>
      <text:p text:style-name="P24">Query OK, 1 row affected (0.02 sec) </text:p>
      <text:p text:style-name="P24">Rows matched: 1 <text:s/>Changed: 1 <text:s/>Warnings: 0 </text:p>
      <text:p text:style-name="P24"/>
      <text:p text:style-name="P24">MariaDB [te3166db]&gt; update professors set salary=50000 where prof_id=11; </text:p>
      <text:p text:style-name="P24">Query OK, 1 row affected (0.02 sec) </text:p>
      <text:p text:style-name="P24">Rows matched: 1 <text:s/>Changed: 1 <text:s/>Warnings: 0 </text:p>
      <text:p text:style-name="P24"/>
      <text:p text:style-name="P24">MariaDB [te3166db]&gt; select prof_fname,doj,dept_id from professors where salary in (30000,40000,50000); </text:p>
      <text:p text:style-name="P24">+------------+------------+---------+ </text:p>
      <text:p text:style-name="P24">| prof_fname | doj <text:s text:c="7"/>| dept_id | </text:p>
      <text:p text:style-name="P24">+------------+------------+---------+ </text:p>
      <text:p text:style-name="P24">| Vishal <text:s text:c="4"/>| 2015-01-01 | <text:s text:c="6"/>3 | </text:p>
      <text:p text:style-name="P24">| Chinmay <text:s text:c="3"/>| 2015-01-01 | <text:s text:c="6"/>1 | </text:p>
      <text:p text:style-name="P24">| devesh <text:s text:c="4"/>| 2016-01-01 | <text:s text:c="6"/>2 | </text:p>
      <text:p text:style-name="P24">+------------+------------+---------+ </text:p>
      <text:p text:style-name="P24">3 rows in set (0.00 sec) </text:p>
      <text:p text:style-name="P24"/>
      <text:p text:style-name="P24">MariaDB [te3166db]&gt; select prof_fname,doj,dept_id,salary from professors where salary in (30000,40000,50000); </text:p>
      <text:p text:style-name="P24">+------------+------------+---------+--------+ </text:p>
      <text:p text:style-name="P24">| prof_fname | doj <text:s text:c="7"/>| dept_id | salary | </text:p>
      <text:p text:style-name="P24">+------------+------------+---------+--------+ </text:p>
      <text:p text:style-name="P24">| Vishal <text:s text:c="4"/>| 2015-01-01 | <text:s text:c="6"/>3 | <text:s/>50000 | </text:p>
      <text:p text:style-name="P24">| Chinmay <text:s text:c="3"/>| 2015-01-01 | <text:s text:c="6"/>1 | <text:s/>40000 | </text:p>
      <text:p text:style-name="P24">| devesh <text:s text:c="4"/>| 2016-01-01 | <text:s text:c="6"/>2 | <text:s/>30000 | </text:p>
      <text:p text:style-name="P24">+------------+------------+---------+--------+ </text:p>
      <text:p text:style-name="P24">3 rows in set (0.00 sec) </text:p>
      <text:p text:style-name="P24"/>
      <text:p text:style-name="P24">MariaDB [te3166db]&gt; select <text:s/>* from professors where salary between 10000 and 20000 andselect prof_fname,doj,dept_id,salary from professors where salary in (30000,40000,50000); ; </text:p>
      <text:p text:style-name="P24">ERROR 1064 (42000): You have an error in your SQL syntax; check the manual that corresponds to your MariaDB server version for the right syntax to use near 'andselect prof_fname,doj,dept_id,salary from professors where salary in (30000,4' at line 1 </text:p>
      <text:p text:style-name="P24">ERROR: No query specified </text:p>
      <text:p text:style-name="P24"/>
      <text:p text:style-name="P24">MariaDB [te3166db]&gt; +------------+------------+---------+--------+ </text:p>
      <text:p text:style-name="P24"><text:s text:c="4"/>-&gt; | prof_fname | doj <text:s text:c="7"/>| dept_id | salary | </text:p>
      <text:p text:style-name="P24"><text:s text:c="4"/>-&gt; +------------+------------+---------+--------+ </text:p>
      <text:p text:style-name="P24"><text:s text:c="4"/>-&gt; | Vishal <text:s text:c="4"/>| 2015-01-01 | <text:s text:c="6"/>3 | <text:s/>50000 | </text:p>
      <text:p text:style-name="P24"><text:s text:c="4"/>-&gt; | Chinmay <text:s text:c="3"/>| 2015-01-01 | <text:s text:c="6"/>1 | <text:s/>40000 | </text:p>
      <text:p text:style-name="P24"><text:s text:c="4"/>-&gt; | devesh <text:s text:c="4"/>| 2016-01-01 | <text:s text:c="6"/>2 | <text:s/>30000 | </text:p>
      <text:p text:style-name="P24"><text:s text:c="4"/>-&gt; +------------+------------+---------+--------+ </text:p>
      <text:p text:style-name="P24"><text:soft-page-break/><text:s text:c="4"/>-&gt; Ctrl-C -- exit! </text:p>
      <text:p text:style-name="P24">Aborted </text:p>
      <text:p text:style-name="P24">[exam1@localhost ~]$ mysql -h 192.168.5.154 -u te3166 -p </text:p>
      <text:p text:style-name="P24">Enter password: </text:p>
      <text:p text:style-name="P24">Welcome to the MariaDB monitor. <text:s/>Commands end with ; or \g. </text:p>
      <text:p text:style-name="P24">Your MariaDB connection id is 32 </text:p>
      <text:p text:style-name="P24">Server version: 5.5.43-MariaDB MariaDB Server </text:p>
      <text:p text:style-name="P24"/>
      <text:p text:style-name="P24">Copyright (c) 2000, 2015, Oracle, MariaDB Corporation Ab and others. </text:p>
      <text:p text:style-name="P24"/>
      <text:p text:style-name="P24">Type 'help;' or '\h' for help. Type '\c' to clear the current input statement. </text:p>
      <text:p text:style-name="P24"/>
      <text:p text:style-name="P24">MariaDB [(none)]&gt; use te3166db </text:p>
      <text:p text:style-name="P24">Reading table information for completion of table and column names </text:p>
      <text:p text:style-name="P24">You can turn off this feature to get a quicker startup with -A </text:p>
      <text:p text:style-name="P24"/>
      <text:p text:style-name="P24">Database changed </text:p>
      <text:p text:style-name="P24">MariaDB [te3166db]&gt; select prof_fname,doj,dept_id from professors where salary in (30000,40000,50000);Ctrl-C -- exit! </text:p>
      <text:p text:style-name="P24">Aborted </text:p>
      <text:p text:style-name="P24">[exam1@localhost ~]$ mysql -h 192.168.5.154 -u te3166 -p </text:p>
      <text:p text:style-name="P24">Enter password: </text:p>
      <text:p text:style-name="P24">Welcome to the MariaDB monitor. <text:s/>Commands end with ; or \g. </text:p>
      <text:p text:style-name="P24">Your MariaDB connection id is 33 </text:p>
      <text:p text:style-name="P24">Server version: 5.5.43-MariaDB MariaDB Server </text:p>
      <text:p text:style-name="P24"/>
      <text:p text:style-name="P24">Copyright (c) 2000, 2015, Oracle, MariaDB Corporation Ab and others. </text:p>
      <text:p text:style-name="P24"/>
      <text:p text:style-name="P24">Type 'help;' or '\h' for help. Type '\c' to clear the current input statement. </text:p>
      <text:p text:style-name="P24"/>
      <text:p text:style-name="P24">MariaDB [(none)]&gt; use te3166db </text:p>
      <text:p text:style-name="P24">Reading table information for completion of table and column names </text:p>
      <text:p text:style-name="P24">You can turn off this feature to get a quicker startup with -A </text:p>
      <text:p text:style-name="P24"/>
      <text:p text:style-name="P24">Database changed </text:p>
      <text:p text:style-name="P24">MariaDB [te3166db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2:07:44.661048298</meta:creation-date>
    <dc:date>2017-06-30T10:33:49.660392040</dc:date>
    <meta:editing-duration>PT1H34M49S</meta:editing-duration>
    <meta:editing-cycles>19</meta:editing-cycles>
    <meta:generator>LibreOffice/4.2.8.2$Linux_X86_64 LibreOffice_project/420$Build-2</meta:generator>
    <meta:document-statistic meta:table-count="1" meta:image-count="0" meta:object-count="0" meta:page-count="26" meta:paragraph-count="895" meta:word-count="8236" meta:character-count="55069" meta:non-whitespace-character-count="41366"/>
  </office:meta>
</office:document-meta>
</file>